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Basic/script-lc.xml"/>
  <manifest:file-entry manifest:media-type="text/xml" manifest:full-path="Basic/Standard/Sheet1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Modul2.xml"/>
  <manifest:file-entry manifest:media-type="text/xml" manifest:full-path="Basic/Standard/Modul1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 style:font-pitch="variable"/>
    <style:font-face style:name="Calibri" svg:font-family="Calibri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imbus Roman No9 L" svg:font-family="'Nimbus Roman No9 L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1.1244in"/>
    </style:style>
    <style:style style:name="co3" style:family="table-column">
      <style:table-column-properties fo:break-before="auto" style:column-width="1.5563in"/>
    </style:style>
    <style:style style:name="co4" style:family="table-column">
      <style:table-column-properties fo:break-before="auto" style:column-width="1.7835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7382in"/>
    </style:style>
    <style:style style:name="co9" style:family="table-column">
      <style:table-column-properties fo:break-before="auto" style:column-width="0.9543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52in" fo:break-before="auto" style:use-optimal-row-height="false"/>
    </style:style>
    <style:style style:name="ro3" style:family="table-row">
      <style:table-row-properties style:row-height="0.1362in" fo:break-before="auto" style:use-optimal-row-height="tru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7291in" fo:break-before="auto" style:use-optimal-row-height="false"/>
    </style:style>
    <style:style style:name="ro6" style:family="table-row">
      <style:table-row-properties style:row-height="0.1457in" fo:break-before="auto" style:use-optimal-row-height="false"/>
    </style:style>
    <style:style style:name="ta1" style:family="table" style:master-page-name="PageStyle_5f_Formulär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99ccff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99ccff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99ccff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9" style:family="table-cell" style:parent-style-name="Excel_20_Built-in_20_Normal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" style:family="table-cell" style:parent-style-name="Excel_20_Built-in_20_Normal" style:data-style-name="N8100">
      <style:table-cell-properties fo:border-bottom="none" fo:background-color="#99cc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" style:family="table-cell" style:parent-style-name="Excel_20_Built-in_20_Normal">
      <style:table-cell-properties fo:border-bottom="0.0346in solid #000000" fo:background-color="#ffff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ff99cc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ff99cc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ff99cc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20" style:family="table-cell" style:parent-style-name="Excel_20_Built-in_20_Normal">
      <style:table-cell-properties fo:border-bottom="0.0346in solid #000000" fo:background-color="#ff99cc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1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2" style:family="table-cell" style:parent-style-name="Excel_20_Built-in_20_Normal">
      <style:table-cell-properties fo:background-color="#d8e4bc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d8e4bc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0346in solid #000000" fo:background-color="#d8e4bc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0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2" style:family="table-cell" style:parent-style-name="Excel_20_Built-in_20_Normal">
      <style:table-cell-properties fo:border-bottom="0.0346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ff99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4" style:family="table-cell" style:parent-style-name="Excel_20_Built-in_20_Normal" style:data-style-name="N116">
      <style:table-cell-properties fo:background-color="#ff99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fo:background-color="#ff99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d8e4b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fo:background-color="#ffff99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0" style:family="table-cell" style:parent-style-name="Excel_20_Built-in_20_Normal">
      <style:table-cell-properties fo:border-bottom="0.0138in solid #000000" fo:background-color="#8eb4e3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1" style:family="table-cell" style:parent-style-name="Excel_20_Built-in_20_Normal" style:data-style-name="N8001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2" style:family="table-cell" style:parent-style-name="Excel_20_Built-in_20_Normal" style:data-style-name="N8001">
      <style:table-cell-properties fo:border-bottom="0.0346in solid #000000" fo:background-color="#c6d9f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3" style:family="table-cell" style:parent-style-name="Excel_20_Built-in_20_Normal">
      <style:table-cell-properties fo:border-bottom="0.0346in solid #000000" fo:background-color="#c6d9f1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4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45" style:family="table-cell" style:parent-style-name="Excel_20_Built-in_20_Normal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46" style:family="table-cell" style:parent-style-name="Excel_20_Built-in_20_Normal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7" style:family="table-cell" style:parent-style-name="Excel_20_Built-in_20_Normal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8" style:family="table-cell" style:parent-style-name="Excel_20_Built-in_20_Normal" style:data-style-name="N8001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9" style:family="table-cell" style:parent-style-name="Excel_20_Built-in_20_Normal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a6a6a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51" style:family="table-cell" style:parent-style-name="Excel_20_Built-in_20_Normal">
      <style:table-cell-properties fo:background-color="#a6a6a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2" style:family="table-cell" style:parent-style-name="Excel_20_Built-in_20_Normal" style:data-style-name="N8122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3" style:family="table-cell" style:parent-style-name="Excel_20_Built-in_20_Normal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4" style:family="table-cell" style:parent-style-name="Excel_20_Built-in_20_Normal">
      <style:table-cell-properties fo:border-bottom="0.0346in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6" style:family="table-cell" style:parent-style-name="Excel_20_Built-in_20_Normal">
      <style:table-cell-properties fo:border-bottom="none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7" style:family="table-cell" style:parent-style-name="Excel_20_Built-in_20_Normal" style:data-style-name="N117">
      <style:table-cell-properties fo:background-color="#ff99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8" style:family="table-cell" style:parent-style-name="Excel_20_Built-in_20_Normal" style:data-style-name="N117">
      <style:table-cell-properties fo:border-bottom="0.0346in solid #000000" fo:background-color="#ff99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9" style:family="table-cell" style:parent-style-name="Excel_20_Built-in_20_Normal">
      <style:table-cell-properties fo:background-color="#d8e4b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0" style:family="table-cell" style:parent-style-name="Excel_20_Built-in_20_Normal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2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3" style:family="table-cell" style:parent-style-name="Excel_20_Built-in_20_Normal">
      <style:table-cell-properties fo:border-bottom="0.0138in solid #000000" fo:background-color="#8eb4e3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4" style:family="table-cell" style:parent-style-name="Excel_20_Built-in_20_Normal" style:data-style-name="N8002">
      <style:table-cell-properties fo:border-bottom="0.0138in solid #000000" fo:background-color="#c6d9f1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5" style:family="table-cell" style:parent-style-name="Excel_20_Built-in_20_Normal" style:data-style-name="N8002">
      <style:table-cell-properties fo:border-bottom="0.0346in solid #000000" fo:background-color="#c6d9f1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fo:background-color="#c6d9f1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8" style:family="table-cell" style:parent-style-name="Excel_20_Built-in_20_Normal">
      <style:table-cell-properties fo:background-color="#c4bd97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9" style:family="table-cell" style:parent-style-name="Excel_20_Built-in_20_Normal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0" style:family="table-cell" style:parent-style-name="Excel_20_Built-in_20_Normal">
      <style:table-cell-properties fo:border-bottom="none" fo:background-color="#99ccff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fo:background-color="#99ccff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7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7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6" style:family="table-cell" style:parent-style-name="Excel_20_Built-in_20_Normal">
      <style:table-cell-properties fo:border-bottom="0.0346in solid #000000" fo:background-color="#ffff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ff99cc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8" style:family="table-cell" style:parent-style-name="Excel_20_Built-in_20_Normal" style:data-style-name="N8126">
      <style:table-cell-properties fo:border-bottom="none" fo:background-color="#ff99cc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99cc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0" style:family="table-cell" style:parent-style-name="Excel_20_Built-in_20_Normal">
      <style:table-cell-properties fo:border-bottom="0.0346in solid #000000" fo:background-color="#ff99cc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1" style:family="table-cell" style:parent-style-name="Excel_20_Built-in_20_Normal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2" style:family="table-cell" style:parent-style-name="Excel_20_Built-in_20_Normal">
      <style:table-cell-properties fo:border-bottom="0.0346in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d8e4bc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Excel_20_Built-in_20_Normal">
      <style:table-cell-properties fo:border-bottom="0.0346in solid #000000" fo:background-color="#d8e4bc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88" style:family="table-cell" style:parent-style-name="Excel_20_Built-in_20_Normal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89" style:family="table-cell" style:parent-style-name="Excel_20_Built-in_20_Normal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0" style:family="table-cell" style:parent-style-name="Excel_20_Built-in_20_Normal">
      <style:table-cell-properties fo:border-bottom="0.0346in solid #000000" fo:background-color="#ccffcc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3pt" fo:font-style="normal" fo:text-shadow="none" style:text-underline-style="none" fo:font-weight="normal" style:font-size-asian="3pt" style:font-style-asian="normal" style:font-weight-asian="normal" style:font-name-complex="Calibri1" style:font-size-complex="3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3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4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6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7" style:family="table-cell" style:parent-style-name="Excel_20_Built-in_20_Normal">
      <style:table-cell-properties fo:border-bottom="0.0138in solid #000000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99" style:family="table-cell" style:parent-style-name="Excel_20_Built-in_20_Normal">
      <style:table-cell-properties fo:border-bottom="0.0346in solid #000000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0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01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8" style:base-cell-address="Formulär.A1"/>
    </style:style>
    <style:style style:name="ce102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8" style:base-cell-address="Formulär.A1"/>
    </style:style>
    <style:style style:name="ce103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8" style:base-cell-address="Formulär.A1"/>
    </style:style>
    <style:style style:name="ce104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05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06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07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08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09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10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1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2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13" style:family="table-cell" style:parent-style-name="Excel_20_Built-in_20_Normal" style:data-style-name="N8100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4" style:family="table-cell" style:parent-style-name="Normal_5f_World_20_Cup_20_2006">
      <style:table-cell-properties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#REF!" style:apply-style-name="ConditionalStyle_5f_5" style:base-cell-address="Formulär.A1"/>
    </style:style>
    <style:style style:name="ce115" style:family="table-cell" style:parent-style-name="Normal_5f_World_20_Cup_20_2006">
      <style:table-cell-properties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9" style:base-cell-address="Formulär.A1"/>
    </style:style>
    <style:style style:name="ce116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15]" style:apply-style-name="ConditionalStyle_5f_7" style:base-cell-address="Formulär.A1"/>
    </style:style>
    <style:style style:name="ce117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8" style:base-cell-address="Formulär.A1"/>
    </style:style>
    <style:style style:name="ce118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51]" style:apply-style-name="ConditionalStyle_5f_6" style:base-cell-address="Formulär.A1"/>
    </style:style>
    <style:style style:name="ce119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9" style:base-cell-address="Formulär.A1"/>
    </style:style>
    <style:style style:name="ce120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9" style:base-cell-address="Formulär.A1"/>
    </style:style>
    <style:style style:name="ce121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9" style:base-cell-address="Formulär.A1"/>
    </style:style>
    <style:style style:name="ce122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21]" style:apply-style-name="ConditionalStyle_5f_3" style:base-cell-address="Formulär.A1"/>
    </style:style>
    <style:style style:name="ce123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21]" style:apply-style-name="ConditionalStyle_5f_3" style:base-cell-address="Formulär.A1"/>
    </style:style>
    <style:style style:name="ce124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5]" style:apply-style-name="ConditionalStyle_5f_2" style:base-cell-address="Formulär.A1"/>
    </style:style>
    <style:style style:name="ce125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5]" style:apply-style-name="ConditionalStyle_5f_2" style:base-cell-address="Formulär.A1"/>
    </style:style>
    <style:style style:name="ce126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5]" style:apply-style-name="ConditionalStyle_5f_2" style:base-cell-address="Formulär.A1"/>
    </style:style>
    <style:style style:name="ce127" style:family="table-cell" style:parent-style-name="Normal_5f_World_20_Cup_20_2006">
      <style:table-cell-properties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5]" style:apply-style-name="ConditionalStyle_5f_2" style:base-cell-address="Formulär.A1"/>
    </style:style>
    <style:style style:name="ce128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21]" style:apply-style-name="ConditionalStyle_5f_1" style:base-cell-address="Formulär.A1"/>
    </style:style>
    <style:style style:name="ce129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21]" style:apply-style-name="ConditionalStyle_5f_1" style:base-cell-address="Formulär.A1"/>
    </style:style>
    <style:style style:name="ce130" style:family="table-cell" style:parent-style-name="Normal_5f_World_20_Cup_20_2006">
      <style:table-cell-properties fo:border-bottom="none" fo:background-color="#d9d9d9" style:cell-protect="protected formula-hidden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  <style:map style:condition="cell-content()=[.$L5]" style:apply-style-name="ConditionalStyle_5f_4" style:base-cell-address="Formulär.A1"/>
    </style:style>
    <style:style style:name="ce131" style:family="table-cell" style:parent-style-name="Excel_20_Built-in_20_Normal">
      <style:table-cell-properties fo:border-bottom="none" fo:background-color="#99ccff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3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8" style:base-cell-address="Formulär.A1"/>
    </style:style>
    <style:style style:name="ce135" style:family="table-cell" style:parent-style-name="Excel_20_Built-in_20_Normal" style:data-style-name="N8037">
      <style:table-cell-properties fo:border-bottom="none" fo:background-color="#ccffcc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8" style:base-cell-address="Formulär.A1"/>
    </style:style>
    <style:style style:name="ce13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  <style:map style:condition="cell-content()=[.$L#REF!]" style:apply-style-name="ConditionalStyle_5f_8" style:base-cell-address="Formulär.A1"/>
    </style:style>
    <style:style style:name="ce137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8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0" style:family="table-cell" style:parent-style-name="Excel_20_Built-in_20_Normal" style:data-style-name="N8100">
      <style:table-cell-properties fo:border-bottom="none" fo:background-color="#ccffcc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2" style:family="table-cell" style:parent-style-name="Excel_20_Built-in_20_Normal">
      <style:table-cell-properties fo:border-bottom="0.0346in solid #000000" fo:background-color="#ccffcc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3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5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italic" fo:text-shadow="none" style:text-underline-style="none" fo:font-weight="normal" style:font-size-asian="8pt" style:font-style-asian="italic" style:font-weight-asian="normal" style:font-name-complex="Calibri1" style:font-size-complex="8pt" style:font-style-complex="italic" style:font-weight-complex="normal"/>
    </style:style>
    <style:style style:name="ce149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italic" fo:text-shadow="none" style:text-underline-style="none" fo:font-weight="normal" style:font-size-asian="8pt" style:font-style-asian="italic" style:font-weight-asian="normal" style:font-name-complex="Calibri1" style:font-size-complex="8pt" style:font-style-complex="italic" style:font-weight-complex="normal"/>
    </style:style>
    <style:style style:name="ce150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1" style:family="table-cell" style:parent-style-name="Excel_20_Built-in_20_Normal">
      <style:table-cell-properties fo:background-color="#ff99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2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3" style:family="table-cell" style:parent-style-name="Excel_20_Built-in_20_Normal">
      <style:table-cell-properties fo:border-bottom="0.0346in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5" style:family="table-cell" style:parent-style-name="Excel_20_Built-in_20_Normal">
      <style:table-cell-properties fo:border-bottom="0.0346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6" style:family="table-cell" style:parent-style-name="Excel_20_Built-in_20_Normal">
      <style:table-cell-properties fo:background-color="#ff99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8" style:family="table-cell" style:parent-style-name="Excel_20_Built-in_20_Normal">
      <style:table-cell-properties fo:border-bottom="0.0346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0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italic" fo:text-shadow="none" style:text-underline-style="none" fo:font-weight="normal" style:font-size-asian="8pt" style:font-style-asian="italic" style:font-weight-asian="normal" style:font-name-complex="Calibri1" style:font-size-complex="8pt" style:font-style-complex="italic" style:font-weight-complex="normal"/>
    </style:style>
    <style:style style:name="ce161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italic" fo:text-shadow="none" style:text-underline-style="none" fo:font-weight="normal" style:font-size-asian="8pt" style:font-style-asian="italic" style:font-weight-asian="normal" style:font-name-complex="Calibri1" style:font-size-complex="8pt" style:font-style-complex="italic" style:font-weight-complex="normal"/>
    </style:style>
    <style:style style:name="ce162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3" style:family="table-cell" style:parent-style-name="Excel_20_Built-in_20_Normal" style:data-style-name="N116">
      <style:table-cell-properties fo:background-color="#ff99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4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5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6" style:family="table-cell" style:parent-style-name="Excel_20_Built-in_20_Normal">
      <style:table-cell-properties fo:border-bottom="0.0346in solid #000000" fo:background-color="#d9d9d9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7" style:family="table-cell" style:parent-style-name="Excel_20_Built-in_20_Normal" style:data-style-name="N8126">
      <style:table-cell-properties fo:background-color="#ff99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8" style:family="table-cell" style:parent-style-name="Excel_20_Built-in_20_Normal" style:data-style-name="N8126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69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0" style:family="table-cell" style:parent-style-name="Excel_20_Built-in_20_Normal">
      <style:table-cell-properties fo:border-bottom="0.0346in solid #000000" fo:background-color="#ffff00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1" style:family="table-cell" style:parent-style-name="Excel_20_Built-in_20_Normal" style:data-style-name="N8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2" style:family="table-cell" style:parent-style-name="Excel_20_Built-in_20_Normal" style:data-style-name="N812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content-validations>
        <table:content-validation table:name="val1" table:base-cell-address="Formulär.B271">
          <table:help-message table:display="true"/>
          <table:error-message table:message-type="stop" table:display="true"/>
        </table:content-validation>
        <table:content-validation table:name="val2" table:condition="of:cell-content-is-in-list([.$B$196:.$B$199])" table:allow-empty-cell="true" table:display-list="unsorted" table:base-cell-address="Formulär.F13">
          <table:help-message table:display="true"/>
          <table:error-message table:message-type="stop" table:display="true"/>
        </table:content-validation>
        <table:content-validation table:name="val3" table:condition="of:cell-content-is-in-list([.$B$201:.$B$205])" table:allow-empty-cell="true" table:display-list="unsorted" table:base-cell-address="Formulär.F63">
          <table:help-message table:display="true"/>
          <table:error-message table:message-type="stop" table:display="true"/>
        </table:content-validation>
        <table:content-validation table:name="val4" table:condition="of:cell-content-is-in-list([.$C$201:.$C$205])" table:allow-empty-cell="true" table:display-list="unsorted" table:base-cell-address="Formulär.F65">
          <table:help-message table:display="true"/>
          <table:error-message table:message-type="stop" table:display="true"/>
        </table:content-validation>
        <table:content-validation table:name="val5" table:condition="of:cell-content-is-in-list([.$D$201:.$D$205])" table:allow-empty-cell="true" table:display-list="unsorted" table:base-cell-address="Formulär.F67">
          <table:help-message table:display="true"/>
          <table:error-message table:message-type="stop" table:display="true"/>
        </table:content-validation>
        <table:content-validation table:name="val6" table:condition="of:cell-content-is-in-list([.$E$201:.$E$205])" table:allow-empty-cell="true" table:display-list="unsorted" table:base-cell-address="Formulär.F69">
          <table:help-message table:display="true"/>
          <table:error-message table:message-type="stop" table:display="true"/>
        </table:content-validation>
        <table:content-validation table:name="val7" table:condition="of:cell-content-is-in-list([.$B$206:.$B$210])" table:allow-empty-cell="true" table:display-list="unsorted" table:base-cell-address="Formulär.F71">
          <table:help-message table:display="true"/>
          <table:error-message table:message-type="stop" table:display="true"/>
        </table:content-validation>
        <table:content-validation table:name="val8" table:condition="of:cell-content-is-in-list([.$C$206:.$C$210])" table:allow-empty-cell="true" table:display-list="unsorted" table:base-cell-address="Formulär.F73">
          <table:help-message table:display="true"/>
          <table:error-message table:message-type="stop" table:display="true"/>
        </table:content-validation>
        <table:content-validation table:name="val9" table:condition="of:cell-content-is-in-list([.$D$206:.$D$210])" table:allow-empty-cell="true" table:display-list="unsorted" table:base-cell-address="Formulär.F75">
          <table:help-message table:display="true"/>
          <table:error-message table:message-type="stop" table:display="true"/>
        </table:content-validation>
        <table:content-validation table:name="val10" table:condition="of:cell-content-is-in-list([.$E$206:.$E$210])" table:allow-empty-cell="true" table:display-list="unsorted" table:base-cell-address="Formulär.F77">
          <table:help-message table:display="true"/>
          <table:error-message table:message-type="stop" table:display="true"/>
        </table:content-validation>
        <table:content-validation table:name="val11" table:condition="of:cell-content-is-in-list([.$B$212:.$B$244])" table:allow-empty-cell="true" table:display-list="unsorted" table:base-cell-address="Formulär.F150">
          <table:help-message table:display="true"/>
          <table:error-message table:message-type="stop" table:display="true"/>
        </table:content-validation>
        <table:content-validation table:name="val12" table:condition="of:cell-content-is-in-list([.$B$247:.$B$251])" table:allow-empty-cell="true" table:display-list="unsorted" table:base-cell-address="Formulär.F160">
          <table:help-message table:display="true"/>
          <table:error-message table:message-type="stop" table:display="true"/>
        </table:content-validation>
        <table:content-validation table:name="val13" table:condition="of:cell-content-is-in-list([.$B$253:.$B$261])" table:allow-empty-cell="true" table:display-list="unsorted" table:base-cell-address="Formulär.F163">
          <table:help-message table:display="true"/>
          <table:error-message table:message-type="stop" table:display="true"/>
        </table:content-validation>
        <table:content-validation table:name="val14" table:condition="of:cell-content-is-in-list([.$B$295:.$B$301])" table:allow-empty-cell="true" table:display-list="unsorted" table:base-cell-address="Formulär.F166">
          <table:help-message table:display="true"/>
          <table:error-message table:message-type="stop" table:display="true"/>
        </table:content-validation>
        <table:content-validation table:name="val15" table:condition="of:cell-content-is-in-list([.$B$263:.$B$269])" table:allow-empty-cell="true" table:display-list="unsorted" table:base-cell-address="Formulär.F169">
          <table:help-message table:display="true"/>
          <table:error-message table:message-type="stop" table:display="true"/>
        </table:content-validation>
        <table:content-validation table:name="val16" table:condition="of:cell-content-is-in-list([.$B$271:.$B$277])" table:allow-empty-cell="true" table:display-list="unsorted" table:base-cell-address="Formulär.F172">
          <table:help-message table:display="true"/>
          <table:error-message table:message-type="stop" table:display="true"/>
        </table:content-validation>
        <table:content-validation table:name="val17" table:condition="of:cell-content-is-in-list([.$B$279:.$B$284])" table:allow-empty-cell="true" table:display-list="unsorted" table:base-cell-address="Formulär.F176">
          <table:help-message table:display="true"/>
          <table:error-message table:message-type="stop" table:display="true"/>
        </table:content-validation>
        <table:content-validation table:name="val18" table:condition="of:cell-content-is-in-list([.$B$287:.$B$293])" table:allow-empty-cell="true" table:display-list="unsorted" table:base-cell-address="Formulär.F179">
          <table:help-message table:display="true"/>
          <table:error-message table:message-type="stop" table:display="true"/>
        </table:content-validation>
        <table:content-validation table:name="val19" table:condition="of:cell-content-text-length-is-between(127,127)" table:allow-empty-cell="false" table:base-cell-address="Formulär.I13">
          <table:help-message table:title="Här kan du inte ändra" table:display="true"/>
          <table:error-message table:message-type="stop" table:title="Ändra inte här!" table:display="true">
            <text:p>Det är i kolumn ett du ska ändra.</text:p>
          </table:error-message>
        </table:content-validation>
      </table:content-validations>
      <table:table table:name="Formulär" table:style-name="ta1" table:print="false">
        <office:forms form:automatic-focus="false" form:apply-design-mode="false"/>
        <table:table-column table:style-name="co1" table:number-columns-repeated="4" table:default-cell-style-name="ce25"/>
        <table:table-column table:style-name="co2" table:default-cell-style-name="ce25"/>
        <table:table-column table:style-name="co3" table:default-cell-style-name="ce92"/>
        <table:table-column table:style-name="co4" table:default-cell-style-name="ce25"/>
        <table:table-column table:style-name="co5" table:default-cell-style-name="ce159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1013" table:default-cell-style-name="ce25"/>
        <table:table-row table:style-name="ro1">
          <table:table-cell table:style-name="ce1" office:value-type="string">
            <text:p>Alla svar fylls i i kolumn F, gröna fält.</text:p>
          </table:table-cell>
          <table:table-cell table:style-name="ce26" table:number-columns-repeated="2"/>
          <table:table-cell table:style-name="ce69"/>
          <table:table-cell table:style-name="ce21"/>
          <table:table-cell table:style-name="ce87" office:value-type="string">
            <text:p>Förnamn</text:p>
          </table:table-cell>
          <table:table-cell table:style-name="ce148" table:number-columns-repeated="2"/>
          <table:table-cell table:style-name="ce160"/>
          <table:table-cell table:style-name="ce164"/>
          <table:table-cell table:number-columns-repeated="1014"/>
        </table:table-row>
        <table:table-row table:style-name="ro2">
          <table:table-cell table:style-name="ce2" office:value-type="string">
            <text:p>Använd rullgardinsmenyerna för respektive cell. Obs att det är frågor ner till rad 179</text:p>
          </table:table-cell>
          <table:table-cell table:style-name="ce4" table:number-columns-repeated="2"/>
          <table:table-cell table:style-name="ce70"/>
          <table:table-cell table:style-name="ce21"/>
          <table:table-cell table:style-name="ce88" office:value-type="string">
            <text:p>Efternamn</text:p>
          </table:table-cell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2" office:value-type="string">
            <text:p>Mejla ditt tips till mattias_hojer@hotmail.com</text:p>
          </table:table-cell>
          <table:table-cell table:style-name="ce4" table:number-columns-repeated="2"/>
          <table:table-cell table:style-name="ce70"/>
          <table:table-cell table:style-name="ce21"/>
          <table:table-cell table:style-name="ce89" office:value-type="string">
            <text:p>Swish</text:p>
          </table:table-cell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3" office:value-type="string">
            <text:p><text:span text:style-name="T1">Vi behöver ditt tips och 100 kr före avspark </text:span><text:span text:style-name="T2">senast den 20 november kl. 17.00</text:span><text:span text:style-name="T1"> till Mattias Swish 070-396 2209</text:span></text:p>
          </table:table-cell>
          <table:table-cell table:style-name="ce4" table:number-columns-repeated="2"/>
          <table:table-cell table:style-name="ce70"/>
          <table:table-cell table:style-name="ce21"/>
          <table:table-cell table:style-name="ce90"/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4" table:number-columns-repeated="3"/>
          <table:table-cell table:style-name="ce70"/>
          <table:table-cell table:style-name="ce21"/>
          <table:table-cell table:style-name="ce91"/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5" office:value-type="string">
            <text:p>Poäng för rätt svar:</text:p>
          </table:table-cell>
          <table:table-cell table:style-name="ce4" table:number-columns-repeated="2"/>
          <table:table-cell table:style-name="ce70"/>
          <table:table-cell table:style-name="ce21"/>
          <table:table-cell/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6" office:value-type="string">
            <text:p><text:span text:style-name="T3">Stryktips och slutspel:</text:span><text:span text:style-name="T4"> <text:s/>0.5*(1+2*antal tippare-antal som tippat rätt)</text:span></text:p>
          </table:table-cell>
          <table:table-cell table:style-name="ce4" table:number-columns-repeated="2"/>
          <table:table-cell table:style-name="ce70"/>
          <table:table-cell table:style-name="ce21"/>
          <table:table-cell/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4" office:value-type="string">
            <text:p>Det innebär att man får mer poäng för rätt svar om det är få som tippat rätt (se exempel längre ner).</text:p>
          </table:table-cell>
          <table:table-cell table:style-name="ce4" table:number-columns-repeated="2"/>
          <table:table-cell table:style-name="ce70"/>
          <table:table-cell table:style-name="ce21"/>
          <table:table-cell/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7" office:value-type="string">
            <text:p><text:span text:style-name="T3">Extrafrågor</text:span><text:span text:style-name="T4">: 75 % * antalet tippare</text:span></text:p>
          </table:table-cell>
          <table:table-cell table:style-name="ce4" table:number-columns-repeated="2"/>
          <table:table-cell table:style-name="ce70"/>
          <table:table-cell table:style-name="ce21"/>
          <table:table-cell/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2" office:value-type="string">
            <text:p>Det innebär att det är samma poäng på frågorna oavsett vad de andra tippat.</text:p>
          </table:table-cell>
          <table:table-cell table:style-name="ce2"/>
          <table:table-cell table:style-name="ce4"/>
          <table:table-cell table:style-name="ce70"/>
          <table:table-cell table:style-name="ce21"/>
          <table:table-cell/>
          <table:table-cell table:style-name="ce149" table:number-columns-repeated="2"/>
          <table:table-cell table:style-name="ce161"/>
          <table:table-cell table:style-name="ce165"/>
          <table:table-cell table:number-columns-repeated="1014"/>
        </table:table-row>
        <table:table-row table:style-name="ro2">
          <table:table-cell table:style-name="ce2" office:value-type="string">
            <text:p>MEDALJBONUS: En nyhet för året är att <text:s/>de som tippar rätt etta, tvåa och trea får en bonus på 75%*antalet tippare.</text:p>
          </table:table-cell>
          <table:table-cell table:style-name="ce4" table:number-columns-repeated="2"/>
          <table:table-cell table:style-name="ce70"/>
          <table:table-cell table:style-name="ce21"/>
          <table:table-cell/>
          <table:table-cell table:style-name="ce21"/>
          <table:table-cell table:style-name="ce154"/>
          <table:table-cell table:style-name="ce21"/>
          <table:table-cell table:style-name="ce165"/>
          <table:table-cell table:style-name="ce168"/>
          <table:table-cell table:number-columns-repeated="1013"/>
        </table:table-row>
        <table:table-row table:style-name="ro2">
          <table:table-cell table:style-name="ce8"/>
          <table:table-cell table:style-name="ce4" table:number-columns-repeated="2"/>
          <table:table-cell table:style-name="ce70"/>
          <table:table-cell table:style-name="ce21"/>
          <table:table-cell table:style-name="ce93" office:value-type="string">
            <text:p>Ditt tips</text:p>
          </table:table-cell>
          <table:table-cell table:style-name="ce150" office:value-type="string">
            <text:p>Match</text:p>
          </table:table-cell>
          <table:table-cell table:style-name="ce155" office:value-type="string">
            <text:p>Grupp</text:p>
          </table:table-cell>
          <table:table-cell table:style-name="ce162" office:value-type="string">
            <text:p>Datum</text:p>
          </table:table-cell>
          <table:table-cell table:style-name="ce166" office:value-type="string">
            <text:p>Tid</text:p>
          </table:table-cell>
          <table:table-cell table:style-name="ce166" office:value-type="string">
            <text:p>Kanal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4" table:number-columns-repeated="2"/>
          <table:table-cell table:style-name="ce70"/>
          <table:table-cell table:style-name="ce21"/>
          <table:table-cell table:style-name="ce94" table:content-validation-name="val2" office:value-type="float" office:value="2">
            <text:p>2</text:p>
          </table:table-cell>
          <table:table-cell table:style-name="ce151" office:value-type="string">
            <text:p> Qatar -  Ecuador</text:p>
          </table:table-cell>
          <table:table-cell table:style-name="ce156" office:value-type="string">
            <text:p>A</text:p>
          </table:table-cell>
          <table:table-cell table:style-name="ce163" table:content-validation-name="val19" office:value-type="float" office:value="43423">
            <text:p>20/Nov</text:p>
          </table:table-cell>
          <table:table-cell table:style-name="ce167" office:value-type="time" office:time-value="PT17H00M00S">
            <text:p>17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Vinsterna fördelas enligt följande:</text:p>
          </table:table-cell>
          <table:table-cell table:style-name="ce4" table:number-columns-repeated="2"/>
          <table:table-cell table:style-name="ce70"/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England -  Iran</text:p>
          </table:table-cell>
          <table:table-cell table:style-name="ce156" office:value-type="string">
            <text:p>B</text:p>
          </table:table-cell>
          <table:table-cell table:style-name="ce163" table:content-validation-name="val19" office:value-type="float" office:value="43424">
            <text:p>21/Nov</text:p>
          </table:table-cell>
          <table:table-cell table:style-name="ce167" office:value-type="time" office:time-value="PT14H00M00S">
            <text:p>14:00</text:p>
          </table:table-cell>
          <table:table-cell table:style-name="ce151" office:value-type="string">
            <text:p>SVT 1     SVT Play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innaren får 50 % av total pott, 2:an får får 30% och 3:an får 20%</text:p>
          </table:table-cell>
          <table:table-cell table:style-name="ce10"/>
          <table:table-cell table:style-name="ce4"/>
          <table:table-cell table:style-name="ce70"/>
          <table:table-cell table:style-name="ce21"/>
          <table:table-cell table:style-name="ce96" table:content-validation-name="val2" office:value-type="float" office:value="2">
            <text:p>2</text:p>
          </table:table-cell>
          <table:table-cell table:style-name="ce151" office:value-type="string">
            <text:p> Senegal -  Nederländerna</text:p>
          </table:table-cell>
          <table:table-cell table:style-name="ce156" office:value-type="string">
            <text:p>A</text:p>
          </table:table-cell>
          <table:table-cell table:style-name="ce163" table:content-validation-name="val19" office:value-type="float" office:value="43424">
            <text:p>21/Nov</text:p>
          </table:table-cell>
          <table:table-cell table:style-name="ce167" office:value-type="time" office:time-value="PT17H00M00S">
            <text:p>17:00</text:p>
          </table:table-cell>
          <table:table-cell table:style-name="ce151" office:value-type="string">
            <text:p>SVT 1     SVT Play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Alla inbetalade pengar hamnar i potten. Om ingen får något rätt skänks pengarna till någon ideell förening</text:p>
          </table:table-cell>
          <table:table-cell table:style-name="ce10"/>
          <table:table-cell table:style-name="ce4"/>
          <table:table-cell table:style-name="ce70"/>
          <table:table-cell table:style-name="ce21"/>
          <table:table-cell table:style-name="ce97" table:content-validation-name="val2" office:value-type="string">
            <text:p>X</text:p>
          </table:table-cell>
          <table:table-cell table:style-name="ce151" office:value-type="string">
            <text:p> USA -  Wales</text:p>
          </table:table-cell>
          <table:table-cell table:style-name="ce156" office:value-type="string">
            <text:p>B</text:p>
          </table:table-cell>
          <table:table-cell table:style-name="ce163" table:content-validation-name="val19" office:value-type="float" office:value="43424">
            <text:p>21/Nov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Dessutom kommer Mattias och Erik ge en gåva till Amnesty International som motsvarar hela prispotten.</text:p>
          </table:table-cell>
          <table:table-cell table:style-name="ce10"/>
          <table:table-cell table:style-name="ce4"/>
          <table:table-cell table:style-name="ce70"/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Argentina -  Saudiarabien</text:p>
          </table:table-cell>
          <table:table-cell table:style-name="ce156" office:value-type="string">
            <text:p>C</text:p>
          </table:table-cell>
          <table:table-cell table:style-name="ce163" office:value-type="float" office:value="43425">
            <text:p>22/Nov</text:p>
          </table:table-cell>
          <table:table-cell table:style-name="ce167" office:value-type="time" office:time-value="PT11H00M00S">
            <text:p>11:00</text:p>
          </table:table-cell>
          <table:table-cell table:style-name="ce151" office:value-type="string">
            <text:p>SVT 1     SVT Play</text:p>
          </table:table-cell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4"/>
          <table:table-cell table:style-name="ce70"/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Danmark -  Tunisien</text:p>
          </table:table-cell>
          <table:table-cell table:style-name="ce156" office:value-type="string">
            <text:p>D</text:p>
          </table:table-cell>
          <table:table-cell table:style-name="ce163" office:value-type="float" office:value="43425">
            <text:p>22/Nov</text:p>
          </table:table-cell>
          <table:table-cell table:style-name="ce167" office:value-type="time" office:time-value="PT14H00M00S">
            <text:p>14:00</text:p>
          </table:table-cell>
          <table:table-cell table:style-name="ce151" office:value-type="string">
            <text:p>SVT 1     SVT Play</text:p>
          </table:table-cell>
          <table:table-cell/>
          <table:table-cell office:value-type="float" office:value="22">
            <text:p>22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Mål vid straffläggning räknas inte i de avslutande målfrågorna.</text:p>
          </table:table-cell>
          <table:table-cell table:style-name="ce10"/>
          <table:table-cell table:style-name="ce4"/>
          <table:table-cell table:style-name="ce70"/>
          <table:table-cell table:style-name="ce21"/>
          <table:table-cell table:style-name="ce96" table:content-validation-name="val2" office:value-type="float" office:value="2">
            <text:p>2</text:p>
          </table:table-cell>
          <table:table-cell table:style-name="ce151" office:value-type="string">
            <text:p> Mexiko -  Polen</text:p>
          </table:table-cell>
          <table:table-cell table:style-name="ce156" office:value-type="string">
            <text:p>C</text:p>
          </table:table-cell>
          <table:table-cell table:style-name="ce163" office:value-type="float" office:value="43425">
            <text:p>22/Nov</text:p>
          </table:table-cell>
          <table:table-cell table:style-name="ce167" office:value-type="time" office:time-value="PT17H00M00S">
            <text:p>17:00</text:p>
          </table:table-cell>
          <table:table-cell table:style-name="ce151" office:value-type="string">
            <text:p>TV4 <text:s text:c="7"/>C More <text:s text:c="9"/>     </text:p>
          </table:table-cell>
          <table:table-cell/>
          <table:table-cell office:value-type="float" office:value="22">
            <text:p>22</text:p>
          </table:table-cell>
          <table:table-cell table:number-columns-repeated="1011"/>
        </table:table-row>
        <table:table-row table:style-name="ro2">
          <table:table-cell table:style-name="ce10" table:number-columns-repeated="2"/>
          <table:table-cell table:style-name="ce4"/>
          <table:table-cell table:style-name="ce70"/>
          <table:table-cell table:style-name="ce21"/>
          <table:table-cell table:style-name="ce97" table:content-validation-name="val2" office:value-type="float" office:value="1">
            <text:p>1</text:p>
          </table:table-cell>
          <table:table-cell table:style-name="ce151" office:value-type="string">
            <text:p> Frankrike -  Australien</text:p>
          </table:table-cell>
          <table:table-cell table:style-name="ce156" office:value-type="string">
            <text:p>D</text:p>
          </table:table-cell>
          <table:table-cell table:style-name="ce163" office:value-type="float" office:value="43425">
            <text:p>22/Nov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TV4 <text:s text:c="7"/>C More <text:s text:c="9"/>     </text:p>
          </table:table-cell>
          <table:table-cell/>
          <table:table-cell office:value-type="float" office:value="22">
            <text:p>22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Mattias och Erik är enväldiga domare.</text:p>
          </table:table-cell>
          <table:table-cell table:style-name="ce27"/>
          <table:table-cell table:style-name="ce54"/>
          <table:table-cell table:style-name="ce71"/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Marocko -  Kroatien</text:p>
          </table:table-cell>
          <table:table-cell table:style-name="ce156" office:value-type="string">
            <text:p>F</text:p>
          </table:table-cell>
          <table:table-cell table:style-name="ce163" table:content-validation-name="val19" office:value-type="float" office:value="43426">
            <text:p>23/Nov</text:p>
          </table:table-cell>
          <table:table-cell table:style-name="ce167" office:value-type="time" office:time-value="PT11H00M00S">
            <text:p>11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12"/>
          <table:table-cell table:style-name="ce28"/>
          <table:table-cell table:style-name="ce55"/>
          <table:table-cell table:style-name="ce72"/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Tyskland -  Japan</text:p>
          </table:table-cell>
          <table:table-cell table:style-name="ce156" office:value-type="string">
            <text:p>E</text:p>
          </table:table-cell>
          <table:table-cell table:style-name="ce163" table:content-validation-name="val19" office:value-type="float" office:value="43426">
            <text:p>23/Nov</text:p>
          </table:table-cell>
          <table:table-cell table:style-name="ce167" office:value-type="time" office:time-value="PT14H00M00S">
            <text:p>14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13" office:value-type="string">
            <text:p>Grupper och lag (FIFA:s världsranking nov 2022 inom parentes)</text:p>
          </table:table-cell>
          <table:table-cell table:style-name="ce29" table:number-columns-repeated="2"/>
          <table:table-cell table:style-name="ce73"/>
          <table:table-cell table:style-name="ce21"/>
          <table:table-cell table:style-name="ce96" table:content-validation-name="val2" office:value-type="float" office:value="1">
            <text:p>1</text:p>
          </table:table-cell>
          <table:table-cell table:style-name="ce151" office:value-type="string">
            <text:p> Spanien -  Costa Rica</text:p>
          </table:table-cell>
          <table:table-cell table:style-name="ce156" office:value-type="string">
            <text:p>E</text:p>
          </table:table-cell>
          <table:table-cell table:style-name="ce163" table:content-validation-name="val19" office:value-type="float" office:value="43426">
            <text:p>23/Nov</text:p>
          </table:table-cell>
          <table:table-cell table:style-name="ce167" office:value-type="time" office:time-value="PT17H00M00S">
            <text:p>17:00</text:p>
          </table:table-cell>
          <table:table-cell table:style-name="ce151" office:value-type="string">
            <text:p>SVT 1     SVT Play</text:p>
          </table:table-cell>
          <table:table-cell table:number-columns-repeated="1013"/>
        </table:table-row>
        <table:table-row table:style-name="ro2">
          <table:table-cell table:style-name="ce14" office:value-type="string">
            <text:p>A</text:p>
          </table:table-cell>
          <table:table-cell table:style-name="ce30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74" office:value-type="string">
            <text:p>D</text:p>
          </table:table-cell>
          <table:table-cell table:style-name="ce21"/>
          <table:table-cell table:style-name="ce97" table:content-validation-name="val2" office:value-type="float" office:value="1">
            <text:p>1</text:p>
          </table:table-cell>
          <table:table-cell table:style-name="ce151" office:value-type="string">
            <text:p> Belgien -  Kanada</text:p>
          </table:table-cell>
          <table:table-cell table:style-name="ce156" office:value-type="string">
            <text:p>F</text:p>
          </table:table-cell>
          <table:table-cell table:style-name="ce163" table:content-validation-name="val19" office:value-type="float" office:value="43426">
            <text:p>23/Nov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SVT 2     SVT Play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Nederländerna (8)</text:p>
          </table:table-cell>
          <table:table-cell table:style-name="ce31" office:value-type="string">
            <text:p>England (5)</text:p>
          </table:table-cell>
          <table:table-cell table:style-name="ce31" office:value-type="string">
            <text:p>Polen (26)</text:p>
          </table:table-cell>
          <table:table-cell table:style-name="ce75" office:value-type="string">
            <text:p>Frankrike (4)</text:p>
          </table:table-cell>
          <table:table-cell table:style-name="ce21"/>
          <table:table-cell table:style-name="ce95" table:content-validation-name="val2" office:value-type="string">
            <text:p>X</text:p>
          </table:table-cell>
          <table:table-cell table:style-name="ce151" office:value-type="string">
            <text:p> Schweiz -  Kamerun</text:p>
          </table:table-cell>
          <table:table-cell table:style-name="ce156" office:value-type="string">
            <text:p>G</text:p>
          </table:table-cell>
          <table:table-cell table:style-name="ce163" table:content-validation-name="val19" office:value-type="float" office:value="43427">
            <text:p>24/Nov</text:p>
          </table:table-cell>
          <table:table-cell table:style-name="ce167" office:value-type="time" office:time-value="PT11H00M00S">
            <text:p>11:00</text:p>
          </table:table-cell>
          <table:table-cell table:style-name="ce151" office:value-type="string">
            <text:p>SVT 1     SVT Play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Ecuador (44)</text:p>
          </table:table-cell>
          <table:table-cell table:style-name="ce31" office:value-type="string">
            <text:p>USA (16)</text:p>
          </table:table-cell>
          <table:table-cell table:style-name="ce31" office:value-type="string">
            <text:p>Argentina (3)</text:p>
          </table:table-cell>
          <table:table-cell table:style-name="ce75" office:value-type="string">
            <text:p>Danmark (10)</text:p>
          </table:table-cell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Uruguay -  Sydkorea</text:p>
          </table:table-cell>
          <table:table-cell table:style-name="ce156" office:value-type="string">
            <text:p>H</text:p>
          </table:table-cell>
          <table:table-cell table:style-name="ce163" table:content-validation-name="val19" office:value-type="float" office:value="43427">
            <text:p>24/Nov</text:p>
          </table:table-cell>
          <table:table-cell table:style-name="ce167" office:value-type="time" office:time-value="PT14H00M00S">
            <text:p>14:00</text:p>
          </table:table-cell>
          <table:table-cell table:style-name="ce151" office:value-type="string">
            <text:p>SVT 1     SVT Play</text:p>
          </table:table-cell>
          <table:table-cell table:number-columns-repeated="4"/>
          <table:table-cell table:style-name="ce172"/>
          <table:table-cell table:style-name="ce171"/>
          <table:table-cell table:number-columns-repeated="1007"/>
        </table:table-row>
        <table:table-row table:style-name="ro2">
          <table:table-cell table:style-name="ce15" office:value-type="string">
            <text:p>Senegal <text:s/>(18)</text:p>
          </table:table-cell>
          <table:table-cell table:style-name="ce31" office:value-type="string">
            <text:p>Iran (20)</text:p>
          </table:table-cell>
          <table:table-cell table:style-name="ce31" office:value-type="string">
            <text:p>Mexiko (13)</text:p>
          </table:table-cell>
          <table:table-cell table:style-name="ce75" office:value-type="string">
            <text:p>Tunisien (30)</text:p>
          </table:table-cell>
          <table:table-cell table:style-name="ce21"/>
          <table:table-cell table:style-name="ce96" table:content-validation-name="val2" office:value-type="float" office:value="1">
            <text:p>1</text:p>
          </table:table-cell>
          <table:table-cell table:style-name="ce151" office:value-type="string">
            <text:p> Portugal -  Ghana</text:p>
          </table:table-cell>
          <table:table-cell table:style-name="ce156" office:value-type="string">
            <text:p>H</text:p>
          </table:table-cell>
          <table:table-cell table:style-name="ce163" table:content-validation-name="val19" office:value-type="float" office:value="43427">
            <text:p>24/Nov</text:p>
          </table:table-cell>
          <table:table-cell table:style-name="ce167" office:value-type="time" office:time-value="PT17H00M00S">
            <text:p>17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Qatar (50)</text:p>
          </table:table-cell>
          <table:table-cell table:style-name="ce31" office:value-type="string">
            <text:p>Wales (19)</text:p>
          </table:table-cell>
          <table:table-cell table:style-name="ce31" office:value-type="string">
            <text:p>Saudiarabien <text:s/>(51)</text:p>
          </table:table-cell>
          <table:table-cell table:style-name="ce75" office:value-type="string">
            <text:p>Australien (38)</text:p>
          </table:table-cell>
          <table:table-cell table:style-name="ce21"/>
          <table:table-cell table:style-name="ce97" table:content-validation-name="val2" office:value-type="float" office:value="1">
            <text:p>1</text:p>
          </table:table-cell>
          <table:table-cell table:style-name="ce151" office:value-type="string">
            <text:p> Brasilien -  Serbien</text:p>
          </table:table-cell>
          <table:table-cell table:style-name="ce156" office:value-type="string">
            <text:p>G </text:p>
          </table:table-cell>
          <table:table-cell table:style-name="ce163" table:content-validation-name="val19" office:value-type="float" office:value="43427">
            <text:p>24/Nov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5"/>
          <table:table-cell table:style-name="ce171"/>
          <table:table-cell table:number-columns-repeated="1007"/>
        </table:table-row>
        <table:table-row table:style-name="ro2">
          <table:table-cell table:style-name="ce14"/>
          <table:table-cell table:style-name="ce30" table:number-columns-repeated="2"/>
          <table:table-cell table:style-name="ce74"/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Wales -  Iran</text:p>
          </table:table-cell>
          <table:table-cell table:style-name="ce156" office:value-type="string">
            <text:p>B</text:p>
          </table:table-cell>
          <table:table-cell table:style-name="ce163" table:content-validation-name="val19" office:value-type="float" office:value="43428">
            <text:p>25/Nov</text:p>
          </table:table-cell>
          <table:table-cell table:style-name="ce167" office:value-type="time" office:time-value="PT11H00M00S">
            <text:p>11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14" office:value-type="string">
            <text:p>E</text:p>
          </table:table-cell>
          <table:table-cell table:style-name="ce30" office:value-type="string">
            <text:p>F</text:p>
          </table:table-cell>
          <table:table-cell table:style-name="ce30" office:value-type="string">
            <text:p>G</text:p>
          </table:table-cell>
          <table:table-cell table:style-name="ce74" office:value-type="string">
            <text:p>H</text:p>
          </table:table-cell>
          <table:table-cell table:style-name="ce21"/>
          <table:table-cell table:style-name="ce95" table:content-validation-name="val2" office:value-type="float" office:value="2">
            <text:p>2</text:p>
          </table:table-cell>
          <table:table-cell table:style-name="ce151" office:value-type="string">
            <text:p> Qatar -  Senegal</text:p>
          </table:table-cell>
          <table:table-cell table:style-name="ce156" office:value-type="string">
            <text:p>A</text:p>
          </table:table-cell>
          <table:table-cell table:style-name="ce163" table:content-validation-name="val19" office:value-type="float" office:value="43428">
            <text:p>25/Nov</text:p>
          </table:table-cell>
          <table:table-cell table:style-name="ce167" office:value-type="time" office:time-value="PT14H00M00S">
            <text:p>14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Tyskland (11)</text:p>
          </table:table-cell>
          <table:table-cell table:style-name="ce31" office:value-type="string">
            <text:p>Kroatien (12)</text:p>
          </table:table-cell>
          <table:table-cell table:style-name="ce31" office:value-type="string">
            <text:p>Schweiz (15)</text:p>
          </table:table-cell>
          <table:table-cell table:style-name="ce75" office:value-type="string">
            <text:p>Portugal (9)</text:p>
          </table:table-cell>
          <table:table-cell table:style-name="ce21"/>
          <table:table-cell table:style-name="ce96" table:content-validation-name="val2" office:value-type="float" office:value="1">
            <text:p>1</text:p>
          </table:table-cell>
          <table:table-cell table:style-name="ce151" office:value-type="string">
            <text:p> Nederländerna -  Ecuador</text:p>
          </table:table-cell>
          <table:table-cell table:style-name="ce156" office:value-type="string">
            <text:p>A</text:p>
          </table:table-cell>
          <table:table-cell table:style-name="ce163" table:content-validation-name="val19" office:value-type="float" office:value="43428">
            <text:p>25/Nov</text:p>
          </table:table-cell>
          <table:table-cell table:style-name="ce167" office:value-type="time" office:time-value="PT17H00M00S">
            <text:p>17:00</text:p>
          </table:table-cell>
          <table:table-cell table:style-name="ce151" office:value-type="string">
            <text:p>SVT 1     SVT Play</text:p>
          </table:table-cell>
          <table:table-cell table:number-columns-repeated="4"/>
          <table:table-cell table:style-name="ce172"/>
          <table:table-cell table:style-name="ce171"/>
          <table:table-cell table:number-columns-repeated="1007"/>
        </table:table-row>
        <table:table-row table:style-name="ro2">
          <table:table-cell table:style-name="ce15" office:value-type="string">
            <text:p>Spanien (7)</text:p>
          </table:table-cell>
          <table:table-cell table:style-name="ce31" office:value-type="string">
            <text:p>Belgien (2)</text:p>
          </table:table-cell>
          <table:table-cell table:style-name="ce31" office:value-type="string">
            <text:p>Serbien (21)</text:p>
          </table:table-cell>
          <table:table-cell table:style-name="ce75" office:value-type="string">
            <text:p>Uruguay (14)</text:p>
          </table:table-cell>
          <table:table-cell table:style-name="ce21"/>
          <table:table-cell table:style-name="ce97" table:content-validation-name="val2" office:value-type="float" office:value="1">
            <text:p>1</text:p>
          </table:table-cell>
          <table:table-cell table:style-name="ce151" office:value-type="string">
            <text:p> England -  USA</text:p>
          </table:table-cell>
          <table:table-cell table:style-name="ce156" office:value-type="string">
            <text:p>B</text:p>
          </table:table-cell>
          <table:table-cell table:style-name="ce163" table:content-validation-name="val19" office:value-type="float" office:value="43428">
            <text:p>25/Nov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SVT 2     SVT Play</text:p>
          </table:table-cell>
          <table:table-cell table:number-columns-repeated="1013"/>
        </table:table-row>
        <table:table-row table:style-name="ro2">
          <table:table-cell table:style-name="ce15" office:value-type="string">
            <text:p>Costa Rica (31)</text:p>
          </table:table-cell>
          <table:table-cell table:style-name="ce31" office:value-type="string">
            <text:p>Kanada (41)</text:p>
          </table:table-cell>
          <table:table-cell table:style-name="ce31" office:value-type="string">
            <text:p>Brasilien (1)</text:p>
          </table:table-cell>
          <table:table-cell table:style-name="ce75" office:value-type="string">
            <text:p>Ghana (61)</text:p>
          </table:table-cell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Tunisien -  Australien</text:p>
          </table:table-cell>
          <table:table-cell table:style-name="ce156" office:value-type="string">
            <text:p>D</text:p>
          </table:table-cell>
          <table:table-cell table:style-name="ce163" table:content-validation-name="val19" office:value-type="float" office:value="43429">
            <text:p>26/Nov</text:p>
          </table:table-cell>
          <table:table-cell table:style-name="ce167" office:value-type="time" office:time-value="PT11H00M00S">
            <text:p>11:00</text:p>
          </table:table-cell>
          <table:table-cell table:style-name="ce151" office:value-type="string">
            <text:p>SVT 1     SVT Play</text:p>
          </table:table-cell>
          <table:table-cell table:number-columns-repeated="5"/>
          <table:table-cell table:style-name="ce171"/>
          <table:table-cell table:number-columns-repeated="1007"/>
        </table:table-row>
        <table:table-row table:style-name="ro2">
          <table:table-cell table:style-name="ce16" office:value-type="string">
            <text:p>Japan (24)</text:p>
          </table:table-cell>
          <table:table-cell table:style-name="ce32" office:value-type="string">
            <text:p>Marocko (22)</text:p>
          </table:table-cell>
          <table:table-cell table:style-name="ce32" office:value-type="string">
            <text:p>Kamerun (43)</text:p>
          </table:table-cell>
          <table:table-cell table:style-name="ce76" office:value-type="string">
            <text:p>Sydkorea <text:s/>(28)</text:p>
          </table:table-cell>
          <table:table-cell table:style-name="ce21"/>
          <table:table-cell table:style-name="ce95" table:content-validation-name="val2" office:value-type="float" office:value="1">
            <text:p>1</text:p>
          </table:table-cell>
          <table:table-cell table:style-name="ce151" office:value-type="string">
            <text:p> Polen -  Saudiarabien</text:p>
          </table:table-cell>
          <table:table-cell table:style-name="ce156" office:value-type="string">
            <text:p>C</text:p>
          </table:table-cell>
          <table:table-cell table:style-name="ce163" table:content-validation-name="val19" office:value-type="float" office:value="43429">
            <text:p>26/Nov</text:p>
          </table:table-cell>
          <table:table-cell table:style-name="ce167" office:value-type="time" office:time-value="PT14H00M00S">
            <text:p>14:00</text:p>
          </table:table-cell>
          <table:table-cell table:style-name="ce151" office:value-type="string">
            <text:p>SVT 1     SVT Play</text:p>
          </table:table-cell>
          <table:table-cell table:number-columns-repeated="1013"/>
        </table:table-row>
        <table:table-row table:style-name="ro2">
          <table:table-cell table:style-name="ce12"/>
          <table:table-cell table:style-name="ce28" table:number-columns-repeated="2"/>
          <table:table-cell table:style-name="ce72"/>
          <table:table-cell table:style-name="ce21"/>
          <table:table-cell table:style-name="ce96" table:content-validation-name="val2" office:value-type="string">
            <text:p>X</text:p>
          </table:table-cell>
          <table:table-cell table:style-name="ce151" office:value-type="string">
            <text:p> Frankrike -  Danmark</text:p>
          </table:table-cell>
          <table:table-cell table:style-name="ce156" office:value-type="string">
            <text:p>D</text:p>
          </table:table-cell>
          <table:table-cell table:style-name="ce163" table:content-validation-name="val19" office:value-type="float" office:value="43429">
            <text:p>26/Nov</text:p>
          </table:table-cell>
          <table:table-cell table:style-name="ce167" office:value-type="time" office:time-value="PT17H00M00S">
            <text:p>17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17" office:value-type="string">
            <text:p>Åttondelsfinalerna</text:p>
          </table:table-cell>
          <table:table-cell table:style-name="ce33"/>
          <table:table-cell table:style-name="ce56"/>
          <table:table-cell table:style-name="ce77"/>
          <table:table-cell table:style-name="ce21"/>
          <table:table-cell table:style-name="ce97" table:content-validation-name="val2" office:value-type="float" office:value="1">
            <text:p>1</text:p>
          </table:table-cell>
          <table:table-cell table:style-name="ce151" office:value-type="string">
            <text:p> Argentina -  Mexiko</text:p>
          </table:table-cell>
          <table:table-cell table:style-name="ce156" office:value-type="string">
            <text:p>C</text:p>
          </table:table-cell>
          <table:table-cell table:style-name="ce163" table:content-validation-name="val19" office:value-type="float" office:value="43429">
            <text:p>26/Nov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4"/>
          <table:table-cell table:style-name="ce172"/>
          <table:table-cell table:style-name="ce171"/>
          <table:table-cell table:number-columns-repeated="1007"/>
        </table:table-row>
        <table:table-row-group>
          <table:table-row table:style-name="ro2">
            <table:table-cell table:style-name="ce18" table:content-validation-name="val1" office:value-type="string">
              <text:p>Åttondel 1, 1A-2B</text:p>
            </table:table-cell>
            <table:table-cell table:style-name="ce34" table:content-validation-name="val1" office:value-type="float" office:value="43436">
              <text:p>03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5" table:content-validation-name="val2" office:value-type="float" office:value="1">
              <text:p>1</text:p>
            </table:table-cell>
            <table:table-cell table:style-name="ce151" office:value-type="string">
              <text:p> Japan -  Costa Rica</text:p>
            </table:table-cell>
            <table:table-cell table:style-name="ce156" office:value-type="string">
              <text:p>E</text:p>
            </table:table-cell>
            <table:table-cell table:style-name="ce163" table:content-validation-name="val19" office:value-type="float" office:value="43430">
              <text:p>27/Nov</text:p>
            </table:table-cell>
            <table:table-cell table:style-name="ce167" office:value-type="time" office:time-value="PT11H00M00S">
              <text:p>11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Åttondel 2, 1C-2D</text:p>
            </table:table-cell>
            <table:table-cell table:style-name="ce34" table:content-validation-name="val1" office:value-type="float" office:value="43436">
              <text:p>03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5" table:content-validation-name="val2" office:value-type="string">
              <text:p>X</text:p>
            </table:table-cell>
            <table:table-cell table:style-name="ce151" office:value-type="string">
              <text:p> Belgien -  Marocko</text:p>
            </table:table-cell>
            <table:table-cell table:style-name="ce156" office:value-type="string">
              <text:p>F</text:p>
            </table:table-cell>
            <table:table-cell table:style-name="ce163" table:content-validation-name="val19" office:value-type="float" office:value="43430">
              <text:p>27/Nov</text:p>
            </table:table-cell>
            <table:table-cell table:style-name="ce167" office:value-type="time" office:time-value="PT14H00M00S">
              <text:p>14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5"/>
            <table:table-cell table:style-name="ce171"/>
            <table:table-cell table:number-columns-repeated="1007"/>
          </table:table-row>
          <table:table-row table:style-name="ro2">
            <table:table-cell table:style-name="ce18" table:content-validation-name="val1" office:value-type="string">
              <text:p>Åttondel 3, 1D-2C</text:p>
            </table:table-cell>
            <table:table-cell table:style-name="ce34" table:content-validation-name="val1" office:value-type="float" office:value="43437">
              <text:p>04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6" table:content-validation-name="val2" office:value-type="float" office:value="1">
              <text:p>1</text:p>
            </table:table-cell>
            <table:table-cell table:style-name="ce151" office:value-type="string">
              <text:p> Kroatien -  Kanada</text:p>
            </table:table-cell>
            <table:table-cell table:style-name="ce156" office:value-type="string">
              <text:p>F</text:p>
            </table:table-cell>
            <table:table-cell table:style-name="ce163" table:content-validation-name="val19" office:value-type="float" office:value="43430">
              <text:p>27/Nov</text:p>
            </table:table-cell>
            <table:table-cell table:style-name="ce167" office:value-type="time" office:time-value="PT17H00M00S">
              <text:p>17:00</text:p>
            </table:table-cell>
            <table:table-cell table:style-name="ce151" office:value-type="string">
              <text:p>SVT 1     SVT Play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Åttondel 4, 1B-2A</text:p>
            </table:table-cell>
            <table:table-cell table:style-name="ce34" table:content-validation-name="val1" office:value-type="float" office:value="43437">
              <text:p>04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7" table:content-validation-name="val2" office:value-type="float" office:value="1">
              <text:p>1</text:p>
            </table:table-cell>
            <table:table-cell table:style-name="ce151" office:value-type="string">
              <text:p> Spanien -  Tyskland</text:p>
            </table:table-cell>
            <table:table-cell table:style-name="ce156" office:value-type="string">
              <text:p>E</text:p>
            </table:table-cell>
            <table:table-cell table:style-name="ce163" table:content-validation-name="val19" office:value-type="float" office:value="43430">
              <text:p>27/Nov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SVT 2     SVT Play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Åttondel 5, 1E-2F</text:p>
            </table:table-cell>
            <table:table-cell table:style-name="ce34" table:content-validation-name="val1" office:value-type="float" office:value="43438">
              <text:p>05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5" table:content-validation-name="val2" office:value-type="float" office:value="2">
              <text:p>2</text:p>
            </table:table-cell>
            <table:table-cell table:style-name="ce151" office:value-type="string">
              <text:p> Kamerun -  Serbien</text:p>
            </table:table-cell>
            <table:table-cell table:style-name="ce156" office:value-type="string">
              <text:p>G </text:p>
            </table:table-cell>
            <table:table-cell table:style-name="ce163" table:content-validation-name="val19" office:value-type="float" office:value="43431">
              <text:p>28/Nov</text:p>
            </table:table-cell>
            <table:table-cell table:style-name="ce167" office:value-type="time" office:time-value="PT11H00M00S">
              <text:p>11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4"/>
            <table:table-cell table:style-name="ce172"/>
            <table:table-cell table:style-name="ce171"/>
            <table:table-cell table:number-columns-repeated="1007"/>
          </table:table-row>
          <table:table-row table:style-name="ro2">
            <table:table-cell table:style-name="ce18" table:content-validation-name="val1" office:value-type="string">
              <text:p>Åttondel 6, 1G-2H</text:p>
            </table:table-cell>
            <table:table-cell table:style-name="ce34" table:content-validation-name="val1" office:value-type="float" office:value="43438">
              <text:p>05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5" table:content-validation-name="val2" office:value-type="float" office:value="2">
              <text:p>2</text:p>
            </table:table-cell>
            <table:table-cell table:style-name="ce151" office:value-type="string">
              <text:p> Sydkorea -  Ghana</text:p>
            </table:table-cell>
            <table:table-cell table:style-name="ce156" office:value-type="string">
              <text:p>H</text:p>
            </table:table-cell>
            <table:table-cell table:style-name="ce163" table:content-validation-name="val19" office:value-type="float" office:value="43431">
              <text:p>28/Nov</text:p>
            </table:table-cell>
            <table:table-cell table:style-name="ce167" office:value-type="time" office:time-value="PT14H00M00S">
              <text:p>14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2"/>
            <table:table-cell table:style-name="ce171"/>
            <table:table-cell table:number-columns-repeated="1010"/>
          </table:table-row>
          <table:table-row table:style-name="ro2">
            <table:table-cell table:style-name="ce18" table:content-validation-name="val1" office:value-type="string">
              <text:p>Åttondel 7, 1F-2E</text:p>
            </table:table-cell>
            <table:table-cell table:style-name="ce34" table:content-validation-name="val1" office:value-type="float" office:value="43439">
              <text:p>06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6" table:content-validation-name="val2" office:value-type="float" office:value="1">
              <text:p>1</text:p>
            </table:table-cell>
            <table:table-cell table:style-name="ce151" office:value-type="string">
              <text:p> Brasilien -  Schweiz</text:p>
            </table:table-cell>
            <table:table-cell table:style-name="ce156" office:value-type="string">
              <text:p>G </text:p>
            </table:table-cell>
            <table:table-cell table:style-name="ce163" table:content-validation-name="val19" office:value-type="float" office:value="43431">
              <text:p>28/Nov</text:p>
            </table:table-cell>
            <table:table-cell table:style-name="ce167" office:value-type="time" office:time-value="PT17H00M00S">
              <text:p>17:00</text:p>
            </table:table-cell>
            <table:table-cell table:style-name="ce151" office:value-type="string">
              <text:p>SVT 1     SVT Play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Åttondel 8, 1H-2G</text:p>
            </table:table-cell>
            <table:table-cell table:style-name="ce34" table:content-validation-name="val1" office:value-type="float" office:value="43439">
              <text:p>06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7" table:content-validation-name="val2" office:value-type="string">
              <text:p>X</text:p>
            </table:table-cell>
            <table:table-cell table:style-name="ce151" office:value-type="string">
              <text:p> Portugal -  Uruguay</text:p>
            </table:table-cell>
            <table:table-cell table:style-name="ce156" office:value-type="string">
              <text:p>H</text:p>
            </table:table-cell>
            <table:table-cell table:style-name="ce163" table:content-validation-name="val19" office:value-type="float" office:value="43431">
              <text:p>28/Nov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SVT 2     SVT Play</text:p>
            </table:table-cell>
            <table:table-cell table:number-columns-repeated="2"/>
            <table:table-cell table:style-name="ce172"/>
            <table:table-cell table:number-columns-repeated="1010"/>
          </table:table-row>
          <table:table-row table:style-name="ro2">
            <table:table-cell table:style-name="ce19" office:value-type="string">
              <text:p>Kvartsfinalerna </text:p>
            </table:table-cell>
            <table:table-cell table:style-name="ce34"/>
            <table:table-cell table:style-name="ce57"/>
            <table:table-cell table:style-name="ce79"/>
            <table:table-cell table:style-name="ce21"/>
            <table:table-cell table:style-name="ce95" table:content-validation-name="val2" office:value-type="float" office:value="1">
              <text:p>1</text:p>
            </table:table-cell>
            <table:table-cell table:style-name="ce151" office:value-type="string">
              <text:p> Nederländerna -  Qatar</text:p>
            </table:table-cell>
            <table:table-cell table:style-name="ce156" office:value-type="string">
              <text:p>A</text:p>
            </table:table-cell>
            <table:table-cell table:style-name="ce163" table:content-validation-name="val19" office:value-type="float" office:value="43432">
              <text:p>29/Nov</text:p>
            </table:table-cell>
            <table:table-cell table:style-name="ce167" office:value-type="time" office:time-value="PT16H00M00S">
              <text:p>16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2"/>
            <table:table-cell table:style-name="ce171"/>
            <table:table-cell table:number-columns-repeated="1010"/>
          </table:table-row>
          <table:table-row table:style-name="ro2">
            <table:table-cell table:style-name="ce18" table:content-validation-name="val1" office:value-type="string">
              <text:p>Kvart 1, vinnare Å5-Å6</text:p>
            </table:table-cell>
            <table:table-cell table:style-name="ce34" table:content-validation-name="val1" office:value-type="float" office:value="43442">
              <text:p>09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5" table:content-validation-name="val2" office:value-type="float" office:value="2">
              <text:p>2</text:p>
            </table:table-cell>
            <table:table-cell table:style-name="ce151" office:value-type="string">
              <text:p> Ecuador -  Senegal</text:p>
            </table:table-cell>
            <table:table-cell table:style-name="ce156" office:value-type="string">
              <text:p>A</text:p>
            </table:table-cell>
            <table:table-cell table:style-name="ce163" table:content-validation-name="val19" office:value-type="float" office:value="43432">
              <text:p>29/Nov</text:p>
            </table:table-cell>
            <table:table-cell table:style-name="ce167" office:value-type="time" office:time-value="PT16H00M00S">
              <text:p>16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Kvart 2, vinnare Å1-Å2</text:p>
            </table:table-cell>
            <table:table-cell table:style-name="ce34" table:content-validation-name="val1" office:value-type="float" office:value="43442">
              <text:p>09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6" table:content-validation-name="val2" office:value-type="float" office:value="2">
              <text:p>2</text:p>
            </table:table-cell>
            <table:table-cell table:style-name="ce151" office:value-type="string">
              <text:p> Wales -  England</text:p>
            </table:table-cell>
            <table:table-cell table:style-name="ce156" office:value-type="string">
              <text:p>B</text:p>
            </table:table-cell>
            <table:table-cell table:style-name="ce163" table:content-validation-name="val19" office:value-type="float" office:value="43432">
              <text:p>29/Nov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SVT 2     SVT Play</text:p>
            </table:table-cell>
            <table:table-cell table:number-columns-repeated="2"/>
            <table:table-cell table:style-name="ce171"/>
            <table:table-cell table:number-columns-repeated="1010"/>
          </table:table-row>
          <table:table-row table:style-name="ro2">
            <table:table-cell table:style-name="ce18" table:content-validation-name="val1" office:value-type="string">
              <text:p>Kvart 3, vinnare Å7-Å8</text:p>
            </table:table-cell>
            <table:table-cell table:style-name="ce34" table:content-validation-name="val1" office:value-type="float" office:value="43443">
              <text:p>10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7" table:content-validation-name="val2" office:value-type="float" office:value="2">
              <text:p>2</text:p>
            </table:table-cell>
            <table:table-cell table:style-name="ce151" office:value-type="string">
              <text:p> Iran -  USA</text:p>
            </table:table-cell>
            <table:table-cell table:style-name="ce156" office:value-type="string">
              <text:p>B</text:p>
            </table:table-cell>
            <table:table-cell table:style-name="ce163" table:content-validation-name="val19" office:value-type="float" office:value="43432">
              <text:p>29/Nov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SVT 24     SVT Play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Kvart 4, vinnare Å3-Å4</text:p>
            </table:table-cell>
            <table:table-cell table:style-name="ce34" table:content-validation-name="val1" office:value-type="float" office:value="43443">
              <text:p>10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5" table:content-validation-name="val2" office:value-type="float" office:value="2">
              <text:p>2</text:p>
            </table:table-cell>
            <table:table-cell table:style-name="ce151" office:value-type="string">
              <text:p> Tunisien -  Frankrike</text:p>
            </table:table-cell>
            <table:table-cell table:style-name="ce156" office:value-type="string">
              <text:p>D</text:p>
            </table:table-cell>
            <table:table-cell table:style-name="ce163" table:content-validation-name="val19" office:value-type="float" office:value="43433">
              <text:p>30/Nov</text:p>
            </table:table-cell>
            <table:table-cell table:style-name="ce167" office:value-type="time" office:time-value="PT16H00M00S">
              <text:p>16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2"/>
            <table:table-cell table:style-name="ce172"/>
            <table:table-cell table:number-columns-repeated="1010"/>
          </table:table-row>
          <table:table-row table:style-name="ro2">
            <table:table-cell table:style-name="ce19" office:value-type="string">
              <text:p>Semifinalerna</text:p>
            </table:table-cell>
            <table:table-cell table:style-name="ce34"/>
            <table:table-cell table:style-name="ce57"/>
            <table:table-cell table:style-name="ce79"/>
            <table:table-cell table:style-name="ce21"/>
            <table:table-cell table:style-name="ce95" table:content-validation-name="val2" office:value-type="float" office:value="2">
              <text:p>2</text:p>
            </table:table-cell>
            <table:table-cell table:style-name="ce151" office:value-type="string">
              <text:p> Australien -  Danmark</text:p>
            </table:table-cell>
            <table:table-cell table:style-name="ce156" office:value-type="string">
              <text:p>D</text:p>
            </table:table-cell>
            <table:table-cell table:style-name="ce163" table:content-validation-name="val19" office:value-type="float" office:value="43433">
              <text:p>30/Nov</text:p>
            </table:table-cell>
            <table:table-cell table:style-name="ce167" office:value-type="time" office:time-value="PT16H00M00S">
              <text:p>16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2"/>
            <table:table-cell table:style-name="ce171"/>
            <table:table-cell table:number-columns-repeated="1010"/>
          </table:table-row>
          <table:table-row table:style-name="ro2">
            <table:table-cell table:style-name="ce18" table:content-validation-name="val1" office:value-type="string">
              <text:p>Semi 1, vinnare K1-K2</text:p>
            </table:table-cell>
            <table:table-cell table:style-name="ce34" table:content-validation-name="val1" office:value-type="float" office:value="43446">
              <text:p>13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6" table:content-validation-name="val2" office:value-type="float" office:value="2">
              <text:p>2</text:p>
            </table:table-cell>
            <table:table-cell table:style-name="ce151" office:value-type="string">
              <text:p> Polen -  Argentina</text:p>
            </table:table-cell>
            <table:table-cell table:style-name="ce156" office:value-type="string">
              <text:p>C</text:p>
            </table:table-cell>
            <table:table-cell table:style-name="ce163" table:content-validation-name="val19" office:value-type="float" office:value="43433">
              <text:p>30/Nov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SVT 2     SVT Play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Semi 2, vinnare K3-K4</text:p>
            </table:table-cell>
            <table:table-cell table:style-name="ce34" table:content-validation-name="val1" office:value-type="float" office:value="43447">
              <text:p>14/Dec</text:p>
            </table:table-cell>
            <table:table-cell table:style-name="ce57" table:content-validation-name="val1" office:value-type="float" office:value="0.833333333333333">
              <text:p>20:00</text:p>
            </table:table-cell>
            <table:table-cell table:style-name="ce78"/>
            <table:table-cell table:style-name="ce21"/>
            <table:table-cell table:style-name="ce97" table:content-validation-name="val2" office:value-type="float" office:value="2">
              <text:p>2</text:p>
            </table:table-cell>
            <table:table-cell table:style-name="ce151" office:value-type="string">
              <text:p> Saudiarabien -  Mexiko</text:p>
            </table:table-cell>
            <table:table-cell table:style-name="ce156" office:value-type="string">
              <text:p>C</text:p>
            </table:table-cell>
            <table:table-cell table:style-name="ce163" table:content-validation-name="val19" office:value-type="float" office:value="43433">
              <text:p>30/Nov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SVT 24     SVT Play</text:p>
            </table:table-cell>
            <table:table-cell table:number-columns-repeated="1013"/>
          </table:table-row>
          <table:table-row table:style-name="ro2">
            <table:table-cell table:style-name="ce19" office:value-type="string">
              <text:p>Bronsmatchen</text:p>
            </table:table-cell>
            <table:table-cell table:style-name="ce34"/>
            <table:table-cell table:style-name="ce57"/>
            <table:table-cell table:style-name="ce79"/>
            <table:table-cell table:style-name="ce21"/>
            <table:table-cell table:style-name="ce95" table:content-validation-name="val2" office:value-type="float" office:value="2">
              <text:p>2</text:p>
            </table:table-cell>
            <table:table-cell table:style-name="ce151" office:value-type="string">
              <text:p> Kroatien -  Belgien</text:p>
            </table:table-cell>
            <table:table-cell table:style-name="ce156" office:value-type="string">
              <text:p>F</text:p>
            </table:table-cell>
            <table:table-cell table:style-name="ce163" table:content-validation-name="val19" office:value-type="float" office:value="43434">
              <text:p>01/Dec</text:p>
            </table:table-cell>
            <table:table-cell table:style-name="ce167" office:value-type="time" office:time-value="PT16H00M00S">
              <text:p>16:00</text:p>
            </table:table-cell>
            <table:table-cell table:style-name="ce151" office:value-type="string">
              <text:p>SVT 1     SVT Play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Bronsmatch</text:p>
            </table:table-cell>
            <table:table-cell table:style-name="ce34" table:content-validation-name="val1" office:value-type="float" office:value="43450">
              <text:p>17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5" table:content-validation-name="val2" office:value-type="float" office:value="2">
              <text:p>2</text:p>
            </table:table-cell>
            <table:table-cell table:style-name="ce151" office:value-type="string">
              <text:p> Kanada -  Marocko</text:p>
            </table:table-cell>
            <table:table-cell table:style-name="ce156" office:value-type="string">
              <text:p>F</text:p>
            </table:table-cell>
            <table:table-cell table:style-name="ce163" table:content-validation-name="val19" office:value-type="float" office:value="43434">
              <text:p>01/Dec</text:p>
            </table:table-cell>
            <table:table-cell table:style-name="ce167" office:value-type="time" office:time-value="PT16H00M00S">
              <text:p>16:00</text:p>
            </table:table-cell>
            <table:table-cell table:style-name="ce151" office:value-type="string">
              <text:p>Kunskapskanalen     SVT Play</text:p>
            </table:table-cell>
            <table:table-cell table:number-columns-repeated="1013"/>
          </table:table-row>
          <table:table-row table:style-name="ro2">
            <table:table-cell table:style-name="ce19" office:value-type="string">
              <text:p>Finalen</text:p>
            </table:table-cell>
            <table:table-cell table:style-name="ce34"/>
            <table:table-cell table:style-name="ce57"/>
            <table:table-cell table:style-name="ce79"/>
            <table:table-cell table:style-name="ce21"/>
            <table:table-cell table:style-name="ce96" table:content-validation-name="val2" office:value-type="float" office:value="2">
              <text:p>2</text:p>
            </table:table-cell>
            <table:table-cell table:style-name="ce151" office:value-type="string">
              <text:p> Japan -  Spanien</text:p>
            </table:table-cell>
            <table:table-cell table:style-name="ce156" office:value-type="string">
              <text:p>E</text:p>
            </table:table-cell>
            <table:table-cell table:style-name="ce163" table:content-validation-name="val19" office:value-type="float" office:value="43434">
              <text:p>01/Dec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1013"/>
          </table:table-row>
          <table:table-row table:style-name="ro2">
            <table:table-cell table:style-name="ce18" table:content-validation-name="val1" office:value-type="string">
              <text:p>Final</text:p>
            </table:table-cell>
            <table:table-cell table:style-name="ce34" table:content-validation-name="val1" office:value-type="float" office:value="43451">
              <text:p>18/Dec</text:p>
            </table:table-cell>
            <table:table-cell table:style-name="ce57" table:content-validation-name="val1" office:value-type="float" office:value="0.666666666666667">
              <text:p>16:00</text:p>
            </table:table-cell>
            <table:table-cell table:style-name="ce78"/>
            <table:table-cell table:style-name="ce21"/>
            <table:table-cell table:style-name="ce97" table:content-validation-name="val2" office:value-type="float" office:value="2">
              <text:p>2</text:p>
            </table:table-cell>
            <table:table-cell table:style-name="ce151" office:value-type="string">
              <text:p> Costa Rica -  Tyskland</text:p>
            </table:table-cell>
            <table:table-cell table:style-name="ce156" office:value-type="string">
              <text:p>E</text:p>
            </table:table-cell>
            <table:table-cell table:style-name="ce163" table:content-validation-name="val19" office:value-type="float" office:value="43434">
              <text:p>01/Dec</text:p>
            </table:table-cell>
            <table:table-cell table:style-name="ce167" office:value-type="time" office:time-value="PT20H00M00S">
              <text:p>20:00</text:p>
            </table:table-cell>
            <table:table-cell table:style-name="ce151" office:value-type="string">
              <text:p>TV4 <text:s text:c="7"/>C More <text:s text:c="9"/>     </text:p>
            </table:table-cell>
            <table:table-cell table:number-columns-repeated="1013"/>
          </table:table-row>
        </table:table-row-group>
        <table:table-row table:style-name="ro2">
          <table:table-cell table:style-name="ce20"/>
          <table:table-cell table:style-name="ce35"/>
          <table:table-cell table:style-name="ce58"/>
          <table:table-cell table:style-name="ce80"/>
          <table:table-cell table:style-name="ce21"/>
          <table:table-cell table:style-name="ce96" table:content-validation-name="val2" office:value-type="float" office:value="2">
            <text:p>2</text:p>
          </table:table-cell>
          <table:table-cell table:style-name="ce151" office:value-type="string">
            <text:p> Sydkorea -  Portugal</text:p>
          </table:table-cell>
          <table:table-cell table:style-name="ce156" office:value-type="string">
            <text:p>H</text:p>
          </table:table-cell>
          <table:table-cell table:style-name="ce163" table:content-validation-name="val19" office:value-type="float" office:value="43435">
            <text:p>02/Dec</text:p>
          </table:table-cell>
          <table:table-cell table:style-name="ce167" office:value-type="time" office:time-value="PT16H00M00S">
            <text:p>16:00</text:p>
          </table:table-cell>
          <table:table-cell table:style-name="ce151" office:value-type="string">
            <text:p>SVT 1     SVT Play</text:p>
          </table:table-cell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97" table:content-validation-name="val2" office:value-type="float" office:value="2">
            <text:p>2</text:p>
          </table:table-cell>
          <table:table-cell table:style-name="ce151" office:value-type="string">
            <text:p> Ghana -  Uruguay</text:p>
          </table:table-cell>
          <table:table-cell table:style-name="ce156" office:value-type="string">
            <text:p>H</text:p>
          </table:table-cell>
          <table:table-cell table:style-name="ce163" table:content-validation-name="val19" office:value-type="float" office:value="43435">
            <text:p>02/Dec</text:p>
          </table:table-cell>
          <table:table-cell table:style-name="ce167" office:value-type="time" office:time-value="PT16H00M00S">
            <text:p>16:00</text:p>
          </table:table-cell>
          <table:table-cell table:style-name="ce151" office:value-type="string">
            <text:p>Kunskapskanalen     SVT Play</text:p>
          </table:table-cell>
          <table:table-cell table:number-columns-repeated="1013"/>
        </table:table-row>
        <table:table-row table:style-name="ro2">
          <table:table-cell table:style-name="ce22" office:value-type="string">
            <text:p>Medaljer 2000-2021 (Herr)</text:p>
          </table:table-cell>
          <table:table-cell table:style-name="ce36" office:value-type="string">
            <text:p>Guld</text:p>
          </table:table-cell>
          <table:table-cell table:style-name="ce59" office:value-type="string">
            <text:p>Silver</text:p>
          </table:table-cell>
          <table:table-cell table:style-name="ce59" office:value-type="string">
            <text:p>Brons</text:p>
          </table:table-cell>
          <table:table-cell table:style-name="ce22" office:value-type="string">
            <text:p>Summa medaljer</text:p>
          </table:table-cell>
          <table:table-cell table:style-name="ce98" table:content-validation-name="val2" office:value-type="float" office:value="2">
            <text:p>2</text:p>
          </table:table-cell>
          <table:table-cell table:style-name="ce151" office:value-type="string">
            <text:p> Kamerun -  Brasilien</text:p>
          </table:table-cell>
          <table:table-cell table:style-name="ce156" office:value-type="string">
            <text:p>G</text:p>
          </table:table-cell>
          <table:table-cell table:style-name="ce163" table:content-validation-name="val19" office:value-type="float" office:value="43435">
            <text:p>02/Dec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Per Bolund</text:p>
          </table:table-cell>
          <table:table-cell table:style-name="ce37" office:value-type="float" office:value="3">
            <text:p>3</text:p>
          </table:table-cell>
          <table:table-cell table:style-name="ce60" office:value-type="string">
            <text:p> </text:p>
          </table:table-cell>
          <table:table-cell table:style-name="ce81" office:value-type="string">
            <text:p> </text:p>
          </table:table-cell>
          <table:table-cell table:style-name="ce84" office:value-type="float" office:value="3">
            <text:p>3</text:p>
          </table:table-cell>
          <table:table-cell table:style-name="ce99" table:content-validation-name="val2" office:value-type="float" office:value="1">
            <text:p>1</text:p>
          </table:table-cell>
          <table:table-cell table:style-name="ce151" office:value-type="string">
            <text:p> Serbien -  Schweiz</text:p>
          </table:table-cell>
          <table:table-cell table:style-name="ce156" office:value-type="string">
            <text:p>G</text:p>
          </table:table-cell>
          <table:table-cell table:style-name="ce163" table:content-validation-name="val19" office:value-type="float" office:value="43435">
            <text:p>02/Dec</text:p>
          </table:table-cell>
          <table:table-cell table:style-name="ce167" office:value-type="time" office:time-value="PT20H00M00S">
            <text:p>20:00</text:p>
          </table:table-cell>
          <table:table-cell table:style-name="ce151" office:value-type="string">
            <text:p>TV4 <text:s text:c="7"/>C More <text:s text:c="9"/>     </text:p>
          </table:table-cell>
          <table:table-cell table:number-columns-repeated="1013"/>
        </table:table-row>
        <table:table-row table:style-name="ro2">
          <table:table-cell table:style-name="ce23" office:value-type="string">
            <text:p>Mattias Höjer</text:p>
          </table:table-cell>
          <table:table-cell table:style-name="ce37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81" office:value-type="string">
            <text:p> </text:p>
          </table:table-cell>
          <table:table-cell table:style-name="ce84" office:value-type="float" office:value="4">
            <text:p>4</text:p>
          </table:table-cell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Gustav Ryd</text:p>
          </table:table-cell>
          <table:table-cell table:style-name="ce37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4" office:value-type="float" office:value="5">
            <text:p>5</text:p>
          </table:table-cell>
          <table:table-cell table:style-name="ce100" office:value-type="string">
            <text:p>Vilka två lag går vidare från respektive grupp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Martin Hunhammar</text:p>
          </table:table-cell>
          <table:table-cell table:style-name="ce3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4" office:value-type="float" office:value="3">
            <text:p>3</text:p>
          </table:table-cell>
          <table:table-cell table:style-name="ce101" table:content-validation-name="val3" office:value-type="string">
            <text:p>Nederländerna (8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Patrik Claesson</text:p>
          </table:table-cell>
          <table:table-cell table:style-name="ce3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2">
            <text:p>2</text:p>
          </table:table-cell>
          <table:table-cell table:style-name="ce102" table:content-validation-name="val3" office:value-type="string">
            <text:p>Senegal <text:s/>(18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Fanny Wendt Höjer</text:p>
          </table:table-cell>
          <table:table-cell table:style-name="ce37" office:value-type="float" office:value="1">
            <text:p>1</text:p>
          </table:table-cell>
          <table:table-cell table:style-name="ce60" office:value-type="string">
            <text:p> 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3" table:content-validation-name="val4" office:value-type="string">
            <text:p>England (5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Kristian Wendt Karl</text:p>
          </table:table-cell>
          <table:table-cell table:style-name="ce37" office:value-type="float" office:value="1">
            <text:p>1</text:p>
          </table:table-cell>
          <table:table-cell table:style-name="ce60" office:value-type="string">
            <text:p> 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4" table:content-validation-name="val4" office:value-type="string">
            <text:p>Wales (19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Åsa Svenfelt</text:p>
          </table:table-cell>
          <table:table-cell table:style-name="ce37" office:value-type="float" office:value="1">
            <text:p>1</text:p>
          </table:table-cell>
          <table:table-cell table:style-name="ce60" office:value-type="string">
            <text:p> 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5" table:content-validation-name="val5" office:value-type="string">
            <text:p>Argentina (3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Jonas Åkerman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105" table:content-validation-name="val5" office:value-type="string">
            <text:p>Polen (26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August Wigh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6" table:content-validation-name="val6" office:value-type="string">
            <text:p>Danmark (10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Bengt Höjer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6" table:content-validation-name="val6" office:value-type="string">
            <text:p>Frankrike (4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Erik Netz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7" table:content-validation-name="val7" office:value-type="string">
            <text:p>Spanien (7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Felix Hasselblad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7" table:content-validation-name="val7" office:value-type="string">
            <text:p>Tyskland (1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Jonas Olbe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8" table:content-validation-name="val8" office:value-type="string">
            <text:p>Belgien (2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Gustav Olbe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8" table:content-validation-name="val8" office:value-type="string">
            <text:p>Marocko (22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Olof Jakobsson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9" table:content-validation-name="val9" office:value-type="string">
            <text:p>Brasilien (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Tott Svanfeldt</text:p>
          </table:table-cell>
          <table:table-cell table:style-name="ce37" office:value-type="string">
            <text:p> </text:p>
          </table:table-cell>
          <table:table-cell table:style-name="ce60" office:value-type="float" office:value="1">
            <text:p>1</text:p>
          </table:table-cell>
          <table:table-cell table:style-name="ce81" office:value-type="string">
            <text:p> </text:p>
          </table:table-cell>
          <table:table-cell table:style-name="ce84" office:value-type="float" office:value="1">
            <text:p>1</text:p>
          </table:table-cell>
          <table:table-cell table:style-name="ce109" table:content-validation-name="val9" office:value-type="string">
            <text:p>Serbien (2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Alex Svanfeldt</text:p>
          </table:table-cell>
          <table:table-cell table:style-name="ce37" office:value-type="string">
            <text:p> </text:p>
          </table:table-cell>
          <table:table-cell table:style-name="ce60" office:value-type="string">
            <text:p> </text:p>
          </table:table-cell>
          <table:table-cell table:style-name="ce81" office:value-type="float" office:value="2">
            <text:p>2</text:p>
          </table:table-cell>
          <table:table-cell table:style-name="ce84" office:value-type="float" office:value="2">
            <text:p>2</text:p>
          </table:table-cell>
          <table:table-cell table:style-name="ce110" table:content-validation-name="val10" office:value-type="string">
            <text:p>Uruguay (14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Jonas Nervik</text:p>
          </table:table-cell>
          <table:table-cell table:style-name="ce37" office:value-type="string">
            <text:p> </text:p>
          </table:table-cell>
          <table:table-cell table:style-name="ce60" office:value-type="string">
            <text:p> </text:p>
          </table:table-cell>
          <table:table-cell table:style-name="ce81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110" table:content-validation-name="val10" office:value-type="string">
            <text:p>Portugal (9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Nils Markgren</text:p>
          </table:table-cell>
          <table:table-cell table:style-name="ce37" office:value-type="string">
            <text:p> </text:p>
          </table:table-cell>
          <table:table-cell table:style-name="ce60" office:value-type="string">
            <text:p> </text:p>
          </table:table-cell>
          <table:table-cell table:style-name="ce81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3" office:value-type="string">
            <text:p>Nils Netz</text:p>
          </table:table-cell>
          <table:table-cell table:style-name="ce37" office:value-type="string">
            <text:p> </text:p>
          </table:table-cell>
          <table:table-cell table:style-name="ce60" office:value-type="string">
            <text:p> </text:p>
          </table:table-cell>
          <table:table-cell table:style-name="ce81" office:value-type="float" office:value="1">
            <text:p>1</text:p>
          </table:table-cell>
          <table:table-cell table:style-name="ce84" office:value-type="float" office:value="1">
            <text:p>1</text:p>
          </table:table-cell>
          <table:table-cell table:style-name="ce112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4" office:value-type="string">
            <text:p>Vlad Coroama</text:p>
          </table:table-cell>
          <table:table-cell table:style-name="ce38" office:value-type="string">
            <text:p> </text:p>
          </table:table-cell>
          <table:table-cell table:style-name="ce61" office:value-type="string">
            <text:p> </text:p>
          </table:table-cell>
          <table:table-cell table:style-name="ce82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13" office:value-type="string">
            <text:p>Vilka går till kvartsfinal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14" table:content-validation-name="val11" office:value-type="string">
            <text:p>Nederländerna (8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39" office:value-type="string">
            <text:p>Poäng, antal deltagare:</text:p>
          </table:table-cell>
          <table:table-cell table:style-name="ce62" office:value-type="float" office:value="25">
            <text:p>25</text:p>
          </table:table-cell>
          <table:table-cell table:style-name="ce21" table:number-columns-repeated="2"/>
          <table:table-cell table:style-name="ce114" table:content-validation-name="val11" office:value-type="string">
            <text:p>Argentina (3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0" office:value-type="string">
            <text:p>Antal rätta tips</text:p>
          </table:table-cell>
          <table:table-cell table:style-name="ce63" office:value-type="string">
            <text:p>Antal poäng vid rätt</text:p>
          </table:table-cell>
          <table:table-cell table:style-name="ce83"/>
          <table:table-cell table:style-name="ce21"/>
          <table:table-cell table:style-name="ce114" table:content-validation-name="val11" office:value-type="string">
            <text:p>Danmark (10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">
            <text:p>1</text:p>
          </table:table-cell>
          <table:table-cell table:style-name="ce64" table:formula="of:=0.5*(1+2*[.$C$84]-[.B86])" office:value-type="float" office:value="25">
            <text:p>25.00</text:p>
          </table:table-cell>
          <table:table-cell table:style-name="ce83"/>
          <table:table-cell table:style-name="ce21"/>
          <table:table-cell table:style-name="ce114" table:content-validation-name="val11" office:value-type="string">
            <text:p>England (5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2">
            <text:p>2</text:p>
          </table:table-cell>
          <table:table-cell table:style-name="ce64" table:formula="of:=0.5*(1+2*[.$C$84]-[.B87])" office:value-type="float" office:value="24.5">
            <text:p>24.50</text:p>
          </table:table-cell>
          <table:table-cell table:style-name="ce83"/>
          <table:table-cell table:style-name="ce21"/>
          <table:table-cell table:style-name="ce114" table:content-validation-name="val11" office:value-type="string">
            <text:p>Spanien (7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3">
            <text:p>3</text:p>
          </table:table-cell>
          <table:table-cell table:style-name="ce64" table:formula="of:=0.5*(1+2*[.$C$84]-[.B88])" office:value-type="float" office:value="24">
            <text:p>24.00</text:p>
          </table:table-cell>
          <table:table-cell table:style-name="ce83"/>
          <table:table-cell table:style-name="ce21"/>
          <table:table-cell table:style-name="ce114" table:content-validation-name="val11" office:value-type="string">
            <text:p>Brasilien (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4">
            <text:p>4</text:p>
          </table:table-cell>
          <table:table-cell table:style-name="ce64" table:formula="of:=0.5*(1+2*[.$C$84]-[.B89])" office:value-type="float" office:value="23.5">
            <text:p>23.50</text:p>
          </table:table-cell>
          <table:table-cell table:style-name="ce83"/>
          <table:table-cell table:style-name="ce21"/>
          <table:table-cell table:style-name="ce115" table:content-validation-name="val11" office:value-type="string">
            <text:p>Tyskland (1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5">
            <text:p>5</text:p>
          </table:table-cell>
          <table:table-cell table:style-name="ce64" table:formula="of:=0.5*(1+2*[.$C$84]-[.B90])" office:value-type="float" office:value="23">
            <text:p>23.00</text:p>
          </table:table-cell>
          <table:table-cell table:style-name="ce83"/>
          <table:table-cell table:style-name="ce21"/>
          <table:table-cell table:style-name="ce115" table:content-validation-name="val11" office:value-type="string">
            <text:p>Portugal (9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6">
            <text:p>6</text:p>
          </table:table-cell>
          <table:table-cell table:style-name="ce64" table:formula="of:=0.5*(1+2*[.$C$84]-[.B91])" office:value-type="float" office:value="22.5">
            <text:p>22.50</text:p>
          </table:table-cell>
          <table:table-cell table:style-name="ce83"/>
          <table:table-cell table:style-name="ce21"/>
          <table:table-cell table:style-name="ce11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7">
            <text:p>7</text:p>
          </table:table-cell>
          <table:table-cell table:style-name="ce64" table:formula="of:=0.5*(1+2*[.$C$84]-[.B92])" office:value-type="float" office:value="22">
            <text:p>22.00</text:p>
          </table:table-cell>
          <table:table-cell table:style-name="ce83"/>
          <table:table-cell table:style-name="ce21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8">
            <text:p>8</text:p>
          </table:table-cell>
          <table:table-cell table:style-name="ce64" table:formula="of:=0.5*(1+2*[.$C$84]-[.B93])" office:value-type="float" office:value="21.5">
            <text:p>21.50</text:p>
          </table:table-cell>
          <table:table-cell table:style-name="ce83"/>
          <table:table-cell table:style-name="ce21"/>
          <table:table-cell table:style-name="ce11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9">
            <text:p>9</text:p>
          </table:table-cell>
          <table:table-cell table:style-name="ce64" table:formula="of:=0.5*(1+2*[.$C$84]-[.B94])" office:value-type="float" office:value="21">
            <text:p>21.00</text:p>
          </table:table-cell>
          <table:table-cell table:style-name="ce83"/>
          <table:table-cell table:style-name="ce21"/>
          <table:table-cell table:style-name="ce11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0">
            <text:p>10</text:p>
          </table:table-cell>
          <table:table-cell table:style-name="ce64" table:formula="of:=0.5*(1+2*[.$C$84]-[.B95])" office:value-type="float" office:value="20.5">
            <text:p>20.50</text:p>
          </table:table-cell>
          <table:table-cell table:style-name="ce83"/>
          <table:table-cell table:style-name="ce21"/>
          <table:table-cell table:style-name="ce111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1">
            <text:p>11</text:p>
          </table:table-cell>
          <table:table-cell table:style-name="ce64" table:formula="of:=0.5*(1+2*[.$C$84]-[.B96])" office:value-type="float" office:value="20">
            <text:p>20.00</text:p>
          </table:table-cell>
          <table:table-cell table:style-name="ce83"/>
          <table:table-cell table:style-name="ce21"/>
          <table:table-cell table:style-name="ce11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2">
            <text:p>12</text:p>
          </table:table-cell>
          <table:table-cell table:style-name="ce64" table:formula="of:=0.5*(1+2*[.$C$84]-[.B97])" office:value-type="float" office:value="19.5">
            <text:p>19.50</text:p>
          </table:table-cell>
          <table:table-cell table:style-name="ce83"/>
          <table:table-cell table:style-name="ce21"/>
          <table:table-cell table:style-name="ce11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3">
            <text:p>13</text:p>
          </table:table-cell>
          <table:table-cell table:style-name="ce64" table:formula="of:=0.5*(1+2*[.$C$84]-[.B98])" office:value-type="float" office:value="19">
            <text:p>19.00</text:p>
          </table:table-cell>
          <table:table-cell table:style-name="ce83"/>
          <table:table-cell table:style-name="ce21"/>
          <table:table-cell table:style-name="ce11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4">
            <text:p>14</text:p>
          </table:table-cell>
          <table:table-cell table:style-name="ce64" table:formula="of:=0.5*(1+2*[.$C$84]-[.B99])" office:value-type="float" office:value="18.5">
            <text:p>18.50</text:p>
          </table:table-cell>
          <table:table-cell table:style-name="ce83"/>
          <table:table-cell table:style-name="ce21"/>
          <table:table-cell table:style-name="ce117" office:value-type="string">
            <text:p>Vilka går till semifinal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5">
            <text:p>15</text:p>
          </table:table-cell>
          <table:table-cell table:style-name="ce64" table:formula="of:=0.5*(1+2*[.$C$84]-[.B100])" office:value-type="float" office:value="18">
            <text:p>18.00</text:p>
          </table:table-cell>
          <table:table-cell table:style-name="ce83"/>
          <table:table-cell table:style-name="ce21"/>
          <table:table-cell table:style-name="ce115" table:content-validation-name="val11" office:value-type="string">
            <text:p>Brasilien (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6">
            <text:p>16</text:p>
          </table:table-cell>
          <table:table-cell table:style-name="ce64" table:formula="of:=0.5*(1+2*[.$C$84]-[.B101])" office:value-type="float" office:value="17.5">
            <text:p>17.50</text:p>
          </table:table-cell>
          <table:table-cell table:style-name="ce83"/>
          <table:table-cell table:style-name="ce21"/>
          <table:table-cell table:style-name="ce115" table:content-validation-name="val11" office:value-type="string">
            <text:p>Argentina (3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7">
            <text:p>17</text:p>
          </table:table-cell>
          <table:table-cell table:style-name="ce64" table:formula="of:=0.5*(1+2*[.$C$84]-[.B102])" office:value-type="float" office:value="17">
            <text:p>17.00</text:p>
          </table:table-cell>
          <table:table-cell table:style-name="ce83"/>
          <table:table-cell table:style-name="ce21"/>
          <table:table-cell table:style-name="ce115" table:content-validation-name="val11" office:value-type="string">
            <text:p>Tyskland (1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8">
            <text:p>18</text:p>
          </table:table-cell>
          <table:table-cell table:style-name="ce64" table:formula="of:=0.5*(1+2*[.$C$84]-[.B103])" office:value-type="float" office:value="16.5">
            <text:p>16.50</text:p>
          </table:table-cell>
          <table:table-cell table:style-name="ce83"/>
          <table:table-cell table:style-name="ce21"/>
          <table:table-cell table:style-name="ce115" table:content-validation-name="val11" office:value-type="string">
            <text:p>England (5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19">
            <text:p>19</text:p>
          </table:table-cell>
          <table:table-cell table:style-name="ce64" table:formula="of:=0.5*(1+2*[.$C$84]-[.B104])" office:value-type="float" office:value="16">
            <text:p>16.00</text:p>
          </table:table-cell>
          <table:table-cell table:style-name="ce83"/>
          <table:table-cell table:style-name="ce21"/>
          <table:table-cell table:style-name="ce118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20">
            <text:p>20</text:p>
          </table:table-cell>
          <table:table-cell table:style-name="ce64" table:formula="of:=0.5*(1+2*[.$C$84]-[.B105])" office:value-type="float" office:value="15.5">
            <text:p>15.50</text:p>
          </table:table-cell>
          <table:table-cell table:style-name="ce83"/>
          <table:table-cell table:style-name="ce21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21">
            <text:p>21</text:p>
          </table:table-cell>
          <table:table-cell table:style-name="ce64" table:formula="of:=0.5*(1+2*[.$C$84]-[.B106])" office:value-type="float" office:value="15">
            <text:p>15.00</text:p>
          </table:table-cell>
          <table:table-cell table:style-name="ce21" table:number-columns-repeated="2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22">
            <text:p>22</text:p>
          </table:table-cell>
          <table:table-cell table:style-name="ce64" table:formula="of:=0.5*(1+2*[.$C$84]-[.B107])" office:value-type="float" office:value="14.5">
            <text:p>14.50</text:p>
          </table:table-cell>
          <table:table-cell table:style-name="ce21" table:number-columns-repeated="2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23">
            <text:p>23</text:p>
          </table:table-cell>
          <table:table-cell table:style-name="ce64" table:formula="of:=0.5*(1+2*[.$C$84]-[.B108])" office:value-type="float" office:value="14">
            <text:p>14.00</text:p>
          </table:table-cell>
          <table:table-cell table:style-name="ce21" table:number-columns-repeated="2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24">
            <text:p>24</text:p>
          </table:table-cell>
          <table:table-cell table:style-name="ce64" table:formula="of:=0.5*(1+2*[.$C$84]-[.B109])" office:value-type="float" office:value="13.5">
            <text:p>13.50</text:p>
          </table:table-cell>
          <table:table-cell table:style-name="ce21" table:number-columns-repeated="2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1" office:value-type="float" office:value="25">
            <text:p>25</text:p>
          </table:table-cell>
          <table:table-cell table:style-name="ce64" table:formula="of:=0.5*(1+2*[.$C$84]-[.B110])" office:value-type="float" office:value="13">
            <text:p>13.00</text:p>
          </table:table-cell>
          <table:table-cell table:style-name="ce21" table:number-columns-repeated="2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2" office:value-type="float" office:value="0">
            <text:p>0</text:p>
          </table:table-cell>
          <table:table-cell table:style-name="ce65" table:formula="of:=[.C86]+0.5" office:value-type="float" office:value="25.5">
            <text:p>25.50</text:p>
          </table:table-cell>
          <table:table-cell table:style-name="ce21" table:number-columns-repeated="2"/>
          <table:table-cell table:style-name="ce120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/>
          <table:table-cell table:style-name="ce43" office:value-type="string">
            <text:p>Poäng vid 0 rätta tips kan bara utdelas till T.Orsk</text:p>
          </table:table-cell>
          <table:table-cell table:style-name="ce66"/>
          <table:table-cell table:style-name="ce21" table:number-columns-repeated="2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4">
          <table:table-cell table:style-name="ce21" table:number-columns-repeated="5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1" office:value-type="string">
            <text:p>Vilka går till final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4"/>
          <table:table-cell table:style-name="ce21"/>
          <table:table-cell table:style-name="ce115" table:content-validation-name="val11" office:value-type="string">
            <text:p>Brasilien (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4"/>
          <table:table-cell table:style-name="ce21"/>
          <table:table-cell table:style-name="ce115" table:content-validation-name="val11" office:value-type="string">
            <text:p>England (5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4"/>
          <table:table-cell table:style-name="ce21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2">
          <table:table-cell table:style-name="ce21"/>
          <table:table-cell table:style-name="ce44"/>
          <table:table-cell table:style-name="ce21" table:number-columns-repeated="3"/>
          <table:table-cell table:style-name="ce11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3">
          <table:table-cell table:style-name="ce21" table:number-columns-repeated="5"/>
          <table:table-cell table:style-name="ce122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2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3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4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5">
          <table:table-cell table:style-name="ce21" table:number-columns-repeated="5"/>
          <table:table-cell table:style-name="ce125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6" office:value-type="string">
            <text:p>Vilket lag vinner Bronsmatchen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7" table:content-validation-name="val11" office:value-type="string">
            <text:p>Argentina (3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2">
          <table:table-cell table:style-name="ce21" table:number-columns-repeated="5"/>
          <table:table-cell table:style-name="ce125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2">
          <table:table-cell table:style-name="ce21"/>
          <table:table-cell table:style-name="ce44"/>
          <table:table-cell table:style-name="ce21" table:number-columns-repeated="3"/>
          <table:table-cell table:style-name="ce125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3">
          <table:table-cell table:style-name="ce21" table:number-columns-repeated="5"/>
          <table:table-cell table:style-name="ce128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8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29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11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5">
          <table:table-cell table:style-name="ce21" table:number-columns-repeated="5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00" office:value-type="string">
            <text:p>Vilket lag blir världsmästare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15" table:content-validation-name="val11" office:value-type="string">
            <text:p>Brasilien (1)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2">
          <table:table-cell table:style-name="ce21" table:number-columns-repeated="5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4">
          <table:table-cell table:style-name="ce21" table:number-columns-repeated="5"/>
          <table:table-cell table:style-name="ce130" office:value-type="string">
            <text:p>Medaljbonus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5">
          <table:table-cell table:style-name="ce21" table:number-columns-repeated="5"/>
          <table:table-cell table:style-name="ce131" office:value-type="string">
            <text:p>Rätt etta, tvåa och trea ger en bonus på 75%*antalet tippare.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2" table:formula="of:=IF([.E118]+[.E119]+[.E120]&gt;0;0.75*30;0)" office:value-type="float" office:value="0">
            <text:p>0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 table:number-rows-repeated="2">
          <table:table-cell table:style-name="ce21" table:number-columns-repeated="5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3" office:value-type="string">
            <text:p>EXTRAFRÅGOR: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4" office:value-type="string">
            <text:p>I hur många matcher i gruppspelet görs 5 mål eller fler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5" table:content-validation-name="val12" office:value-type="date" office:date-value="2022-05-06">
            <text:p>05/06/22</text:p>
          </table:table-cell>
          <table:table-cell table:style-name="ce152" office:value-type="string">
            <text:p>VM 2018: 4, VM 2014: 7, VM 2010: 3</text:p>
          </table:table-cell>
          <table:table-cell table:style-name="ce157"/>
          <table:table-cell table:style-name="ce152" table:number-columns-repeated="2"/>
          <table:table-cell table:style-name="ce169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4" office:value-type="string">
            <text:p>I vilken grupp görs det flest mål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7" table:content-validation-name="val13" office:value-type="string">
            <text:p>Grupp A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6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4" office:value-type="string">
            <text:p>Hur många mål görs det sammanlagt i kvartsfinalerna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8" table:content-validation-name="val14" office:value-type="string">
            <text:p>9-10 mål</text:p>
          </table:table-cell>
          <table:table-cell table:style-name="ce152" office:value-type="string">
            <text:p>VM 2018: 11 mål, EM 2016: 15 mål, VM 2014: 5, EM 2012: 9, VM 2010: 10</text:p>
          </table:table-cell>
          <table:table-cell table:style-name="ce157"/>
          <table:table-cell table:style-name="ce152" table:number-columns-repeated="2"/>
          <table:table-cell table:style-name="ce169"/>
          <table:table-cell table:number-columns-repeated="1013"/>
        </table:table-row>
        <table:table-row table:style-name="ro2">
          <table:table-cell table:style-name="ce21" table:number-columns-repeated="5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9" office:value-type="string">
            <text:p>Hur många mål gör VM:s skyttekung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0" table:content-validation-name="val15" office:value-type="string">
            <text:p>6 mål</text:p>
          </table:table-cell>
          <table:table-cell table:style-name="ce152" office:value-type="string">
            <text:p>VM 2018: 6 (Edward Kane, ENG), VM 2014: 6 (Rodrigues), VM 2010: 5 (4 st)</text:p>
          </table:table-cell>
          <table:table-cell table:style-name="ce157"/>
          <table:table-cell table:style-name="ce152" table:number-columns-repeated="2"/>
          <table:table-cell table:style-name="ce169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1" table:content-validation-name="val1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9" table:content-validation-name="val1" office:value-type="string">
            <text:p>Vilken match blir den sista med fyra mål eller fler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7" table:content-validation-name="val16" office:value-type="string">
            <text:p>3. någon semi</text:p>
          </table:table-cell>
          <table:table-cell table:style-name="ce152" office:value-type="string">
            <text:p>VM 2018: Finalen, VM 2014: En semi, VM 2010: <text:s/>Bronsmatchen</text:p>
          </table:table-cell>
          <table:table-cell table:style-name="ce152" table:number-columns-repeated="3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1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9" office:value-type="string">
            <text:p>Hur många matcher avgörs* efter åttiofemte** minuten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7" table:content-validation-name="val17" office:value-type="string">
            <text:p>16-18 matcher</text:p>
          </table:table-cell>
          <table:table-cell table:style-name="ce152" office:value-type="string">
            <text:p>VM 2018: "13-15 matcher" (64 matcher), EM 2016: "Fler än 13" av 51 matcher (VM 2022 har 64 matcher)</text:p>
          </table:table-cell>
          <table:table-cell table:style-name="ce157"/>
          <table:table-cell table:style-name="ce152" table:number-columns-repeated="2"/>
          <table:table-cell table:style-name="ce169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1"/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39" table:content-validation-name="val1" office:value-type="string">
            <text:p>Hur många mål gör laget som gör flest mål?</text:p>
          </table:table-cell>
          <table:table-cell table:style-name="ce21"/>
          <table:table-cell table:style-name="ce154"/>
          <table:table-cell table:style-name="ce21" table:number-columns-repeated="2"/>
          <table:table-cell table:style-name="ce165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2" table:content-validation-name="val18" office:value-type="string">
            <text:p>17-18 mål</text:p>
          </table:table-cell>
          <table:table-cell table:style-name="ce153" office:value-type="string">
            <text:p>VM 2018: 16 mål (Belgien), VM 2014: 18 mål (Tyskland), VM 2010: 16 mål (Tyskland)</text:p>
          </table:table-cell>
          <table:table-cell table:style-name="ce158"/>
          <table:table-cell table:style-name="ce153" table:number-columns-repeated="2"/>
          <table:table-cell table:style-name="ce170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3"/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4" office:value-type="string">
            <text:p>*dvs förändrad segrare/oavgjort efter åttiofemte minuten, i förlängning eller på straffar.</text:p>
          </table:table-cell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4" office:value-type="string">
            <text:p>Detta innebär t.ex. att om Qatar leder finalen med 1-0 efter åttiofem minuter, och Saudiarabien</text:p>
          </table:table-cell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4" office:value-type="string">
            <text:p>kvitterar och får förlängning, men Qatar vinner straffläggningen, så är det inte en sådan match. </text:p>
          </table:table-cell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4" office:value-type="string">
            <text:p>Det innebär även att om Ghana leder med 4-0 mot Portugal efter åttiofem minuter i gruppspelet, </text:p>
          </table:table-cell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4" office:value-type="string">
            <text:p>Portugal kvitterar efter nittio minuter, men Ghana gör 5-4 i nittioandra, så räknas det inte heller in.</text:p>
          </table:table-cell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4" office:value-type="string">
            <text:p><text:s/>I inget av fallen har ju segraren blivit någon annan än den som ledde före åttiofem.</text:p>
          </table:table-cell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3"/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5" office:value-type="string">
            <text:p>**Efter 85:00</text:p>
          </table:table-cell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21" table:number-columns-repeated="5"/>
          <table:table-cell table:style-name="ce143"/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6" table:number-rows-repeated="2">
          <table:table-cell table:style-name="ce21" table:number-columns-repeated="5"/>
          <table:table-cell table:style-name="ce143"/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6">
          <table:table-cell table:style-name="ce21" table:number-columns-repeated="5"/>
          <table:table-cell table:style-name="ce143"/>
          <table:table-cell table:style-name="ce21"/>
          <table:table-cell table:style-name="ce154"/>
          <table:table-cell table:style-name="ce21" table:number-columns-repeated="3"/>
          <table:table-cell/>
          <table:table-cell table:style-name="ce171"/>
          <table:table-cell table:number-columns-repeated="1011"/>
        </table:table-row>
        <table:table-row table:style-name="ro6">
          <table:table-cell table:style-name="ce21" table:number-columns-repeated="5"/>
          <table:table-cell table:style-name="ce143"/>
          <table:table-cell table:style-name="ce21"/>
          <table:table-cell table:style-name="ce154"/>
          <table:table-cell table:style-name="ce21" table:number-columns-repeated="3"/>
          <table:table-cell table:number-columns-repeated="1013"/>
        </table:table-row>
        <table:table-row table:style-name="ro6" table:visibility="collapse">
          <table:table-cell/>
          <table:table-cell table:style-name="ce45" office:value-type="string">
            <text:p>För validering: (Don't touch, bry er inte om detta!)</text:p>
          </table:table-cell>
          <table:table-cell table:style-name="ce49" table:number-columns-repeated="3"/>
          <table:table-cell table:style-name="ce143"/>
          <table:table-cell table:number-columns-repeated="6"/>
          <table:table-cell table:style-name="ce172"/>
          <table:table-cell table:number-columns-repeated="1011"/>
        </table:table-row>
        <table:table-row table:style-name="ro6" table:visibility="collapse">
          <table:table-cell/>
          <table:table-cell table:style-name="ce46"/>
          <table:table-cell table:style-name="ce49" table:number-columns-repeated="3"/>
          <table:table-cell table:style-name="ce143"/>
          <table:table-cell table:number-columns-repeated="6"/>
          <table:table-cell table:style-name="ce171"/>
          <table:table-cell table:number-columns-repeated="1011"/>
        </table:table-row>
        <table:table-row table:style-name="ro6" table:visibility="collapse">
          <table:table-cell/>
          <table:table-cell table:style-name="ce47" office:value-type="string">
            <text:p>1, X eller 2?</text:p>
          </table:table-cell>
          <table:table-cell table:style-name="ce49" table:number-columns-repeated="3"/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8" office:value-type="float" office:value="1">
            <text:p>1</text:p>
          </table:table-cell>
          <table:table-cell table:style-name="ce49" table:number-columns-repeated="3"/>
          <table:table-cell table:style-name="ce143"/>
          <table:table-cell table:number-columns-repeated="6"/>
          <table:table-cell table:style-name="ce172"/>
          <table:table-cell table:number-columns-repeated="1011"/>
        </table:table-row>
        <table:table-row table:style-name="ro6" table:visibility="collapse">
          <table:table-cell/>
          <table:table-cell table:style-name="ce47" office:value-type="string">
            <text:p>X</text:p>
          </table:table-cell>
          <table:table-cell table:style-name="ce49" table:number-columns-repeated="3"/>
          <table:table-cell table:style-name="ce143"/>
          <table:table-cell table:number-columns-repeated="6"/>
          <table:table-cell table:style-name="ce171"/>
          <table:table-cell table:number-columns-repeated="1011"/>
        </table:table-row>
        <table:table-row table:style-name="ro6" table:visibility="collapse">
          <table:table-cell/>
          <table:table-cell table:style-name="ce47" office:value-type="float" office:value="2">
            <text:p>2</text:p>
          </table:table-cell>
          <table:table-cell table:style-name="ce49" table:number-columns-repeated="3"/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9" table:number-columns-repeated="4"/>
          <table:table-cell table:style-name="ce143"/>
          <table:table-cell table:number-columns-repeated="6"/>
          <table:table-cell table:style-name="ce172"/>
          <table:table-cell table:number-columns-repeated="1011"/>
        </table:table-row>
        <table:table-row table:style-name="ro6" table:visibility="collapse">
          <table:table-cell/>
          <table:table-cell table:style-name="ce50" office:value-type="string">
            <text:p>A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C</text:p>
          </table:table-cell>
          <table:table-cell table:style-name="ce50" office:value-type="string">
            <text:p>D</text:p>
          </table:table-cell>
          <table:table-cell table:style-name="ce143"/>
          <table:table-cell table:number-columns-repeated="6"/>
          <table:table-cell table:style-name="ce171"/>
          <table:table-cell table:number-columns-repeated="1011"/>
        </table:table-row>
        <table:table-row table:style-name="ro6" table:visibility="collapse">
          <table:table-cell/>
          <table:table-cell table:style-name="ce49" table:formula="of:=[.A25]" office:value-type="string" office:string-value="Nederländerna (8)">
            <text:p>Nederländerna (8)</text:p>
          </table:table-cell>
          <table:table-cell table:style-name="ce49" table:formula="of:=[.B25]" office:value-type="string" office:string-value="England (5)">
            <text:p>England (5)</text:p>
          </table:table-cell>
          <table:table-cell table:style-name="ce49" table:formula="of:=[.C25]" office:value-type="string" office:string-value="Polen (26)">
            <text:p>Polen (26)</text:p>
          </table:table-cell>
          <table:table-cell table:style-name="ce49" table:formula="of:=[.D25]" office:value-type="string" office:string-value="Frankrike (4)">
            <text:p>Frankrike (4)</text:p>
          </table:table-cell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9" table:formula="of:=[.A26]" office:value-type="string" office:string-value="Ecuador (44)">
            <text:p>Ecuador (44)</text:p>
          </table:table-cell>
          <table:table-cell table:style-name="ce49" table:formula="of:=[.B26]" office:value-type="string" office:string-value="USA (16)">
            <text:p>USA (16)</text:p>
          </table:table-cell>
          <table:table-cell table:style-name="ce49" table:formula="of:=[.C26]" office:value-type="string" office:string-value="Argentina (3)">
            <text:p>Argentina (3)</text:p>
          </table:table-cell>
          <table:table-cell table:style-name="ce49" table:formula="of:=[.D26]" office:value-type="string" office:string-value="Danmark (10)">
            <text:p>Danmark (10)</text:p>
          </table:table-cell>
          <table:table-cell table:style-name="ce143"/>
          <table:table-cell table:number-columns-repeated="6"/>
          <table:table-cell table:style-name="ce172"/>
          <table:table-cell table:number-columns-repeated="1011"/>
        </table:table-row>
        <table:table-row table:style-name="ro6" table:visibility="collapse">
          <table:table-cell/>
          <table:table-cell table:style-name="ce49" table:formula="of:=[.A27]" office:value-type="string" office:string-value="Senegal  (18)">
            <text:p>Senegal <text:s/>(18)</text:p>
          </table:table-cell>
          <table:table-cell table:style-name="ce49" table:formula="of:=[.B27]" office:value-type="string" office:string-value="Iran (20)">
            <text:p>Iran (20)</text:p>
          </table:table-cell>
          <table:table-cell table:style-name="ce49" table:formula="of:=[.C27]" office:value-type="string" office:string-value="Mexiko (13)">
            <text:p>Mexiko (13)</text:p>
          </table:table-cell>
          <table:table-cell table:style-name="ce49" table:formula="of:=[.D27]" office:value-type="string" office:string-value="Tunisien (30)">
            <text:p>Tunisien (30)</text:p>
          </table:table-cell>
          <table:table-cell table:style-name="ce143"/>
          <table:table-cell table:number-columns-repeated="6"/>
          <table:table-cell table:style-name="ce171"/>
          <table:table-cell table:number-columns-repeated="1011"/>
        </table:table-row>
        <table:table-row table:style-name="ro6" table:visibility="collapse">
          <table:table-cell/>
          <table:table-cell table:style-name="ce49" table:formula="of:=[.A28]" office:value-type="string" office:string-value="Qatar (50)">
            <text:p>Qatar (50)</text:p>
          </table:table-cell>
          <table:table-cell table:style-name="ce49" table:formula="of:=[.B28]" office:value-type="string" office:string-value="Wales (19)">
            <text:p>Wales (19)</text:p>
          </table:table-cell>
          <table:table-cell table:style-name="ce49" table:formula="of:=[.C28]" office:value-type="string" office:string-value="Saudiarabien  (51)">
            <text:p>Saudiarabien <text:s/>(51)</text:p>
          </table:table-cell>
          <table:table-cell table:style-name="ce49" table:formula="of:=[.D28]" office:value-type="string" office:string-value="Australien (38)">
            <text:p>Australien (38)</text:p>
          </table:table-cell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5" office:value-type="string">
            <text:p>E</text:p>
          </table:table-cell>
          <table:table-cell table:style-name="ce45" office:value-type="string">
            <text:p>F</text:p>
          </table:table-cell>
          <table:table-cell table:style-name="ce45" office:value-type="string">
            <text:p>G</text:p>
          </table:table-cell>
          <table:table-cell table:style-name="ce45" office:value-type="string">
            <text:p>H</text:p>
          </table:table-cell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9" table:formula="of:=[.A31]" office:value-type="string" office:string-value="Tyskland (11)">
            <text:p>Tyskland (11)</text:p>
          </table:table-cell>
          <table:table-cell table:style-name="ce49" table:formula="of:=[.B31]" office:value-type="string" office:string-value="Kroatien (12)">
            <text:p>Kroatien (12)</text:p>
          </table:table-cell>
          <table:table-cell table:style-name="ce49" table:formula="of:=[.C31]" office:value-type="string" office:string-value="Schweiz (15)">
            <text:p>Schweiz (15)</text:p>
          </table:table-cell>
          <table:table-cell table:style-name="ce49" table:formula="of:=[.D31]" office:value-type="string" office:string-value="Portugal (9)">
            <text:p>Portugal (9)</text:p>
          </table:table-cell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9" table:formula="of:=[.A32]" office:value-type="string" office:string-value="Spanien (7)">
            <text:p>Spanien (7)</text:p>
          </table:table-cell>
          <table:table-cell table:style-name="ce49" table:formula="of:=[.B32]" office:value-type="string" office:string-value="Belgien (2)">
            <text:p>Belgien (2)</text:p>
          </table:table-cell>
          <table:table-cell table:style-name="ce49" table:formula="of:=[.C32]" office:value-type="string" office:string-value="Serbien (21)">
            <text:p>Serbien (21)</text:p>
          </table:table-cell>
          <table:table-cell table:style-name="ce49" table:formula="of:=[.D32]" office:value-type="string" office:string-value="Uruguay (14)">
            <text:p>Uruguay (14)</text:p>
          </table:table-cell>
          <table:table-cell table:style-name="ce143"/>
          <table:table-cell table:number-columns-repeated="7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49" table:formula="of:=[.A33]" office:value-type="string" office:string-value="Costa Rica (31)">
            <text:p>Costa Rica (31)</text:p>
          </table:table-cell>
          <table:table-cell table:style-name="ce49" table:formula="of:=[.B33]" office:value-type="string" office:string-value="Kanada (41)">
            <text:p>Kanada (41)</text:p>
          </table:table-cell>
          <table:table-cell table:style-name="ce49" table:formula="of:=[.C33]" office:value-type="string" office:string-value="Brasilien (1)">
            <text:p>Brasilien (1)</text:p>
          </table:table-cell>
          <table:table-cell table:style-name="ce49" table:formula="of:=[.D33]" office:value-type="string" office:string-value="Ghana (61)">
            <text:p>Ghana (61)</text:p>
          </table:table-cell>
          <table:table-cell table:style-name="ce143"/>
          <table:table-cell table:number-columns-repeated="7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49" table:formula="of:=[.A34]" office:value-type="string" office:string-value="Japan (24)">
            <text:p>Japan (24)</text:p>
          </table:table-cell>
          <table:table-cell table:style-name="ce49" table:formula="of:=[.B34]" office:value-type="string" office:string-value="Marocko (22)">
            <text:p>Marocko (22)</text:p>
          </table:table-cell>
          <table:table-cell table:style-name="ce49" table:formula="of:=[.C34]" office:value-type="string" office:string-value="Kamerun (43)">
            <text:p>Kamerun (43)</text:p>
          </table:table-cell>
          <table:table-cell table:style-name="ce49" table:formula="of:=[.D34]" office:value-type="string" office:string-value="Sydkorea  (28)">
            <text:p>Sydkorea <text:s/>(28)</text:p>
          </table:table-cell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51"/>
          <table:table-cell table:style-name="ce67" table:number-columns-repeated="3"/>
          <table:table-cell table:style-name="ce143"/>
          <table:table-cell table:number-columns-repeated="7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Lag</text:p>
          </table:table-cell>
          <table:table-cell table:style-name="ce68" office:value-type="string">
            <text:p>Vidare från gruppen</text:p>
          </table:table-cell>
          <table:table-cell table:style-name="ce68" office:value-type="string">
            <text:p>Kvart</text:p>
          </table:table-cell>
          <table:table-cell table:style-name="ce68" office:value-type="string">
            <text:p>Semi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Argentina (3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Australien (38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Belgien (2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Brasilien (1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Costa Rica (31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Danmark (10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Ecuador (44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England (5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Frankrike (4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Ghana (61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Iran (20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Japan (24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Kamerun (43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Kanada (41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Kroatien (12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Marocko (22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Mexiko (13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Nederländerna (8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Polen (26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Portugal (9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6"/>
          <table:table-cell table:style-name="ce171"/>
          <table:table-cell table:number-columns-repeated="1010"/>
        </table:table-row>
        <table:table-row table:style-name="ro6" table:visibility="collapse">
          <table:table-cell/>
          <table:table-cell table:style-name="ce51" office:value-type="string">
            <text:p>Qatar (50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Saudiarabien <text:s/>(51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Schweiz (15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Senegal <text:s/>(18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Serbien (21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Spanien (7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Sydkorea <text:s/>(28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Tunisien (30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Tyskland (11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67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Uruguay (14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USA (16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Wales (19)</text:p>
          </table:table-cell>
          <table:table-cell table:number-columns-repeated="3" table:style-name="ce68" office:value-type="float" office:value="0">
            <text:p>0</text:p>
          </table:table-cell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1"/>
          <table:table-cell table:style-name="ce68" table:formula="of:=SUM([.C213:.C244])" office:value-type="float" office:value="0">
            <text:p>0</text:p>
          </table:table-cell>
          <table:table-cell table:style-name="ce68" table:formula="of:=SUM([.D213:.D244])" office:value-type="float" office:value="0">
            <text:p>0</text:p>
          </table:table-cell>
          <table:table-cell table:style-name="ce68" table:formula="of:=SUM([.E213:.E244])" office:value-type="float" office:value="0">
            <text:p>0</text:p>
          </table:table-cell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1"/>
          <table:table-cell table:style-name="ce68" table:number-columns-repeated="3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1" office:value-type="string">
            <text:p>Hur många matcher?</text:p>
          </table:table-cell>
          <table:table-cell table:style-name="ce68" office:value-type="string">
            <text:p>5 mål eller fler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9" office:value-type="string">
            <text:p>0-2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9" office:value-type="string">
            <text:p>3-4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9" office:value-type="string">
            <text:p>5-6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9" office:value-type="string">
            <text:p>7 eller fl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/>
          <table:table-cell table:style-name="ce68" table:number-columns-repeated="3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Vilken grupp?</text:p>
          </table:table-cell>
          <table:table-cell table:style-name="ce68" office:value-type="string">
            <text:p>Minst mål</text:p>
          </table:table-cell>
          <table:table-cell table:style-name="ce68" office:value-type="string">
            <text:p>Mest <text:s/>mål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A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B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C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D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E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F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G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Grupp H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1"/>
          <table:table-cell table:style-name="ce68" table:number-columns-repeated="3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Hur många mål?</text:p>
          </table:table-cell>
          <table:table-cell table:style-name="ce68" office:value-type="string">
            <text:p>Skyttekungen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0-2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3-4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5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6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7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8 mål eller fl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1"/>
          <table:table-cell table:style-name="ce68" table:number-columns-repeated="3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9" table:content-validation-name="val1" office:value-type="string">
            <text:p>Vilken match?</text:p>
          </table:table-cell>
          <table:table-cell table:style-name="ce68" office:value-type="string">
            <text:p>minst fyra mål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5"/>
          <table:table-cell office:value-type="string">
            <text:p> Serbien -  Schweiz</text:p>
          </table:table-cell>
          <table:table-cell table:number-columns-repeated="2"/>
          <table:table-cell table:style-name="ce171" office:value-type="time" office:time-value="PT20H00M00S">
            <text:p>20:00</text:p>
          </table:table-cell>
          <table:table-cell office:value-type="string">
            <text:p>TV4     </text:p>
          </table:table-cell>
          <table:table-cell table:number-columns-repeated="1007"/>
        </table:table-row>
        <table:table-row table:style-name="ro6" table:visibility="collapse">
          <table:table-cell/>
          <table:table-cell table:style-name="ce47" office:value-type="string">
            <text:p>1. finalen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2. bronsmatchen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3. någon semi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2" office:value-type="string">
            <text:p>4. någon kvart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5. någon åttonde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6. någon tidigare eller ingen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3"/>
          <table:table-cell table:style-name="ce68" table:number-columns-repeated="3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3" office:value-type="string">
            <text:p>Antal sena avgöranden?</text:p>
          </table:table-cell>
          <table:table-cell table:style-name="ce68" table:number-columns-repeated="3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0-8 match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2" office:value-type="string">
            <text:p>9-12 match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2" office:value-type="string">
            <text:p>13-15 match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16-18 match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19 + <text:s/>match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53"/>
          <table:table-cell table:style-name="ce68" table:number-columns-repeated="3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Hur många mål?</text:p>
          </table:table-cell>
          <table:table-cell table:style-name="ce68" office:value-type="string">
            <text:p>Sverige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0-12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13-14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15-16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17-18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19-20 mål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/>
          <table:table-cell table:style-name="ce47" office:value-type="string">
            <text:p>21 mål eller fler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143"/>
          <table:table-cell table:style-name="ce86"/>
          <table:table-cell table:number-columns-repeated="1017"/>
        </table:table-row>
        <table:table-row table:style-name="ro6" table:visibility="collapse">
          <table:table-cell table:number-columns-repeated="5"/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9" office:value-type="string">
            <text:p>Antal mål?</text:p>
          </table:table-cell>
          <table:table-cell office:value-type="string">
            <text:p>Kvartsfinaler</text:p>
          </table:table-cell>
          <table:table-cell table:number-columns-repeated="2"/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7" office:value-type="string">
            <text:p>0-5 mål</text:p>
          </table:table-cell>
          <table:table-cell/>
          <table:table-cell table:style-name="ce67"/>
          <table:table-cell table:style-name="ce86"/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52" office:value-type="string">
            <text:p>6-8 mål</text:p>
          </table:table-cell>
          <table:table-cell table:number-columns-repeated="3"/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7" office:value-type="string">
            <text:p>9-10 mål</text:p>
          </table:table-cell>
          <table:table-cell table:number-columns-repeated="3"/>
          <table:table-cell table:style-name="ce143"/>
          <table:table-cell table:number-columns-repeated="1018"/>
        </table:table-row>
        <table:table-row table:style-name="ro6" table:visibility="collapse">
          <table:table-cell/>
          <table:table-cell table:style-name="ce47" office:value-type="string">
            <text:p>11-12 mål</text:p>
          </table:table-cell>
          <table:table-cell table:number-columns-repeated="3"/>
          <table:table-cell table:style-name="ce146"/>
          <table:table-cell table:number-columns-repeated="1018"/>
        </table:table-row>
        <table:table-row table:style-name="ro2" table:visibility="collapse">
          <table:table-cell/>
          <table:table-cell table:style-name="ce47" office:value-type="string">
            <text:p>13-15 mål</text:p>
          </table:table-cell>
          <table:table-cell table:number-columns-repeated="3"/>
          <table:table-cell table:style-name="ce146"/>
          <table:table-cell table:number-columns-repeated="1018"/>
        </table:table-row>
        <table:table-row table:style-name="ro2" table:visibility="collapse">
          <table:table-cell/>
          <table:table-cell table:style-name="ce47" office:value-type="string">
            <text:p>15+ mål</text:p>
          </table:table-cell>
          <table:table-cell table:number-columns-repeated="3"/>
          <table:table-cell table:style-name="ce146"/>
          <table:table-cell table:number-columns-repeated="1018"/>
        </table:table-row>
        <table:table-row table:style-name="ro2" table:number-rows-repeated="126">
          <table:table-cell table:number-columns-repeated="5"/>
          <table:table-cell table:style-name="ce146"/>
          <table:table-cell table:number-columns-repeated="1018"/>
        </table:table-row>
        <table:table-row table:style-name="ro2" table:number-rows-repeated="116">
          <table:table-cell table:number-columns-repeated="5"/>
          <table:table-cell table:style-name="ce147"/>
          <table:table-cell table:number-columns-repeated="1018"/>
        </table:table-row>
        <table:table-row table:style-name="ro2" table:number-rows-repeated="10480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1_against" table:base-cell-address="$Formulär.$A$1" table:expression="#REF!,#REF!,#REF!"/>
          <table:named-expression table:name="A1_Pld" table:base-cell-address="$Formulär.$A$1" table:expression="#REF!,#REF!,#REF!"/>
          <table:named-expression table:name="A2_against" table:base-cell-address="$Formulär.$A$1" table:expression="#REF!,#REF!,#REF!"/>
          <table:named-expression table:name="A2_Pld" table:base-cell-address="$Formulär.$A$1" table:expression="#REF!,#REF!,#REF!"/>
          <table:named-expression table:name="A3_against" table:base-cell-address="$Formulär.$A$1" table:expression="#REF!,#REF!,#REF!"/>
          <table:named-expression table:name="A3_Pld" table:base-cell-address="$Formulär.$A$1" table:expression="#REF!,#REF!,#REF!"/>
          <table:named-expression table:name="A4_against" table:base-cell-address="$Formulär.$A$1" table:expression="#REF!,#REF!,#REF!"/>
          <table:named-expression table:name="A4_Pld" table:base-cell-address="$Formulär.$A$1" table:expression="#REF!,#REF!,#REF!"/>
          <table:named-expression table:name="B1_against" table:base-cell-address="$Formulär.$A$1" table:expression="#REF!,#REF!,#REF!"/>
          <table:named-expression table:name="B1_Pld" table:base-cell-address="$Formulär.$A$1" table:expression="#REF!,#REF!,#REF!"/>
          <table:named-expression table:name="B2_against" table:base-cell-address="$Formulär.$A$1" table:expression="#REF!,#REF!,#REF!"/>
          <table:named-expression table:name="B2_Pld" table:base-cell-address="$Formulär.$A$1" table:expression="#REF!,#REF!,#REF!"/>
          <table:named-expression table:name="B3_against" table:base-cell-address="$Formulär.$A$1" table:expression="#REF!,#REF!,#REF!"/>
          <table:named-expression table:name="B3_Pld" table:base-cell-address="$Formulär.$A$1" table:expression="#REF!,#REF!,#REF!"/>
          <table:named-expression table:name="B4_against" table:base-cell-address="$Formulär.$A$1" table:expression="#REF!,#REF!,#REF!"/>
          <table:named-expression table:name="B4_Pld" table:base-cell-address="$Formulär.$A$1" table:expression="#REF!,#REF!,#REF!"/>
          <table:named-expression table:name="C_1_against" table:base-cell-address="$Formulär.$A$1" table:expression="#REF!,#REF!,#REF!"/>
          <table:named-expression table:name="C_1_Pld" table:base-cell-address="$Formulär.$A$1" table:expression="#REF!,#REF!,#REF!"/>
          <table:named-expression table:name="C_2_against" table:base-cell-address="$Formulär.$A$1" table:expression="#REF!,#REF!,#REF!"/>
          <table:named-expression table:name="C_2_Pld" table:base-cell-address="$Formulär.$A$1" table:expression="#REF!,#REF!,#REF!"/>
          <table:named-expression table:name="C_3_against" table:base-cell-address="$Formulär.$A$1" table:expression="#REF!,#REF!,#REF!"/>
          <table:named-expression table:name="C_3_Pld" table:base-cell-address="$Formulär.$A$1" table:expression="#REF!,#REF!,#REF!"/>
          <table:named-expression table:name="C_4_against" table:base-cell-address="$Formulär.$A$1" table:expression="#REF!,#REF!,#REF!"/>
          <table:named-expression table:name="C_4_Pld" table:base-cell-address="$Formulär.$A$1" table:expression="#REF!,#REF!,#REF!"/>
          <table:named-expression table:name="CC4_Pld" table:base-cell-address="$Formulär.$A$1" table:expression="#REF!,#REF!,#REF!"/>
          <table:named-expression table:name="D1_against" table:base-cell-address="$Formulär.$A$1" table:expression="#REF!,#REF!,#REF!"/>
          <table:named-expression table:name="D1_Pld" table:base-cell-address="$Formulär.$A$1" table:expression="#REF!,#REF!,#REF!"/>
          <table:named-expression table:name="D2_against" table:base-cell-address="$Formulär.$A$1" table:expression="#REF!,#REF!,#REF!"/>
          <table:named-expression table:name="D2_Pld" table:base-cell-address="$Formulär.$A$1" table:expression="#REF!,#REF!,#REF!"/>
          <table:named-expression table:name="D3_against" table:base-cell-address="$Formulär.$A$1" table:expression="#REF!,#REF!,#REF!"/>
          <table:named-expression table:name="D3_Pld" table:base-cell-address="$Formulär.$A$1" table:expression="#REF!,#REF!,#REF!"/>
          <table:named-expression table:name="D4_against" table:base-cell-address="$Formulär.$A$1" table:expression="#REF!,#REF!,#REF!"/>
          <table:named-expression table:name="D4_Pld" table:base-cell-address="$Formulär.$A$1" table:expression="#REF!,#REF!,#REF!"/>
          <table:named-expression table:name="MA_A1_against" table:base-cell-address="$Formulär.$A$1" table:expression="['file:///fa1a7fdf1d0a97a5/Dokument/Macintosh%20HD%20C/Documents%20and%20Settings/hojer/Desktop/users/hojer/My%20Documents/MattiasA/Privat/EM2004/Annat/UEFA-Mattias.xls'#$General_MA.$J$3];['file:///fa1a7fdf1d0a97a5/Dokument/Macintosh%20HD%20C/Documents%20and%20Settings/hojer/Desktop/users/hojer/My%20Documents/MattiasA/Privat/EM2004/Annat/UEFA-Mattias.xls'#$General_MA.$I$12];['file:///fa1a7fdf1d0a97a5/Dokument/Macintosh%20HD%20C/Documents%20and%20Settings/hojer/Desktop/users/hojer/My%20Documents/MattiasA/Privat/EM2004/Annat/UEFA-Mattias.xls'#$General_MA.$I$20]"/>
          <table:named-expression table:name="MA_A1_Pld" table:base-cell-address="$Formulär.$A$1" table:expression="['file:///fa1a7fdf1d0a97a5/Dokument/Macintosh%20HD%20C/Documents%20and%20Settings/hojer/Desktop/users/hojer/My%20Documents/MattiasA/Privat/EM2004/Annat/UEFA-Mattias.xls'#$General_MA.$I$3];['file:///fa1a7fdf1d0a97a5/Dokument/Macintosh%20HD%20C/Documents%20and%20Settings/hojer/Desktop/users/hojer/My%20Documents/MattiasA/Privat/EM2004/Annat/UEFA-Mattias.xls'#$General_MA.$J$12];['file:///fa1a7fdf1d0a97a5/Dokument/Macintosh%20HD%20C/Documents%20and%20Settings/hojer/Desktop/users/hojer/My%20Documents/MattiasA/Privat/EM2004/Annat/UEFA-Mattias.xls'#$General_MA.$J$20]"/>
          <table:named-expression table:name="MA_A2_against" table:base-cell-address="$Formulär.$A$1" table:expression="['file:///fa1a7fdf1d0a97a5/Dokument/Macintosh%20HD%20C/Documents%20and%20Settings/hojer/Desktop/users/hojer/My%20Documents/MattiasA/Privat/EM2004/Annat/UEFA-Mattias.xls'#$General_MA.$I$3];['file:///fa1a7fdf1d0a97a5/Dokument/Macintosh%20HD%20C/Documents%20and%20Settings/hojer/Desktop/users/hojer/My%20Documents/MattiasA/Privat/EM2004/Annat/UEFA-Mattias.xls'#$General_MA.$J$11];['file:///fa1a7fdf1d0a97a5/Dokument/Macintosh%20HD%20C/Documents%20and%20Settings/hojer/Desktop/users/hojer/My%20Documents/MattiasA/Privat/EM2004/Annat/UEFA-Mattias.xls'#$General_MA.$I$19]"/>
          <table:named-expression table:name="MA_A2_Pld" table:base-cell-address="$Formulär.$A$1" table:expression="['file:///fa1a7fdf1d0a97a5/Dokument/Macintosh%20HD%20C/Documents%20and%20Settings/hojer/Desktop/users/hojer/My%20Documents/MattiasA/Privat/EM2004/Annat/UEFA-Mattias.xls'#$General_MA.$J$3];['file:///fa1a7fdf1d0a97a5/Dokument/Macintosh%20HD%20C/Documents%20and%20Settings/hojer/Desktop/users/hojer/My%20Documents/MattiasA/Privat/EM2004/Annat/UEFA-Mattias.xls'#$General_MA.$I$11];['file:///fa1a7fdf1d0a97a5/Dokument/Macintosh%20HD%20C/Documents%20and%20Settings/hojer/Desktop/users/hojer/My%20Documents/MattiasA/Privat/EM2004/Annat/UEFA-Mattias.xls'#$General_MA.$J$19]"/>
          <table:named-expression table:name="MA_A3_against" table:base-cell-address="$Formulär.$A$1" table:expression="['file:///fa1a7fdf1d0a97a5/Dokument/Macintosh%20HD%20C/Documents%20and%20Settings/hojer/Desktop/users/hojer/My%20Documents/MattiasA/Privat/EM2004/Annat/UEFA-Mattias.xls'#$General_MA.$J$4];['file:///fa1a7fdf1d0a97a5/Dokument/Macintosh%20HD%20C/Documents%20and%20Settings/hojer/Desktop/users/hojer/My%20Documents/MattiasA/Privat/EM2004/Annat/UEFA-Mattias.xls'#$General_MA.$I$11];['file:///fa1a7fdf1d0a97a5/Dokument/Macintosh%20HD%20C/Documents%20and%20Settings/hojer/Desktop/users/hojer/My%20Documents/MattiasA/Privat/EM2004/Annat/UEFA-Mattias.xls'#$General_MA.$J$20]"/>
          <table:named-expression table:name="MA_A3_Pld" table:base-cell-address="$Formulär.$A$1" table:expression="['file:///fa1a7fdf1d0a97a5/Dokument/Macintosh%20HD%20C/Documents%20and%20Settings/hojer/Desktop/users/hojer/My%20Documents/MattiasA/Privat/EM2004/Annat/UEFA-Mattias.xls'#$General_MA.$I$4];['file:///fa1a7fdf1d0a97a5/Dokument/Macintosh%20HD%20C/Documents%20and%20Settings/hojer/Desktop/users/hojer/My%20Documents/MattiasA/Privat/EM2004/Annat/UEFA-Mattias.xls'#$General_MA.$J$11];['file:///fa1a7fdf1d0a97a5/Dokument/Macintosh%20HD%20C/Documents%20and%20Settings/hojer/Desktop/users/hojer/My%20Documents/MattiasA/Privat/EM2004/Annat/UEFA-Mattias.xls'#$General_MA.$I$20]"/>
          <table:named-expression table:name="MA_A4_against" table:base-cell-address="$Formulär.$A$1" table:expression="['file:///fa1a7fdf1d0a97a5/Dokument/Macintosh%20HD%20C/Documents%20and%20Settings/hojer/Desktop/users/hojer/My%20Documents/MattiasA/Privat/EM2004/Annat/UEFA-Mattias.xls'#$General_MA.$I$4];['file:///fa1a7fdf1d0a97a5/Dokument/Macintosh%20HD%20C/Documents%20and%20Settings/hojer/Desktop/users/hojer/My%20Documents/MattiasA/Privat/EM2004/Annat/UEFA-Mattias.xls'#$General_MA.$J$12];['file:///fa1a7fdf1d0a97a5/Dokument/Macintosh%20HD%20C/Documents%20and%20Settings/hojer/Desktop/users/hojer/My%20Documents/MattiasA/Privat/EM2004/Annat/UEFA-Mattias.xls'#$General_MA.$J$19]"/>
          <table:named-expression table:name="MA_A4_Pld" table:base-cell-address="$Formulär.$A$1" table:expression="['file:///fa1a7fdf1d0a97a5/Dokument/Macintosh%20HD%20C/Documents%20and%20Settings/hojer/Desktop/users/hojer/My%20Documents/MattiasA/Privat/EM2004/Annat/UEFA-Mattias.xls'#$General_MA.$I$12];['file:///fa1a7fdf1d0a97a5/Dokument/Macintosh%20HD%20C/Documents%20and%20Settings/hojer/Desktop/users/hojer/My%20Documents/MattiasA/Privat/EM2004/Annat/UEFA-Mattias.xls'#$General_MA.$J$4];['file:///fa1a7fdf1d0a97a5/Dokument/Macintosh%20HD%20C/Documents%20and%20Settings/hojer/Desktop/users/hojer/My%20Documents/MattiasA/Privat/EM2004/Annat/UEFA-Mattias.xls'#$General_MA.$I$19]"/>
          <table:named-expression table:name="MA_B1_against" table:base-cell-address="$Formulär.$A$1" table:expression="['file:///fa1a7fdf1d0a97a5/Dokument/Macintosh%20HD%20C/Documents%20and%20Settings/hojer/Desktop/users/hojer/My%20Documents/MattiasA/Privat/EM2004/Annat/UEFA-Mattias.xls'#$General_MA.$J$6];['file:///fa1a7fdf1d0a97a5/Dokument/Macintosh%20HD%20C/Documents%20and%20Settings/hojer/Desktop/users/hojer/My%20Documents/MattiasA/Privat/EM2004/Annat/UEFA-Mattias.xls'#$General_MA.$I$14];['file:///fa1a7fdf1d0a97a5/Dokument/Macintosh%20HD%20C/Documents%20and%20Settings/hojer/Desktop/users/hojer/My%20Documents/MattiasA/Privat/EM2004/Annat/UEFA-Mattias.xls'#$General_MA.$I$22]"/>
          <table:named-expression table:name="MA_B1_Pld" table:base-cell-address="$Formulär.$A$1" table:expression="['file:///fa1a7fdf1d0a97a5/Dokument/Macintosh%20HD%20C/Documents%20and%20Settings/hojer/Desktop/users/hojer/My%20Documents/MattiasA/Privat/EM2004/Annat/UEFA-Mattias.xls'#$General_MA.$I$6];['file:///fa1a7fdf1d0a97a5/Dokument/Macintosh%20HD%20C/Documents%20and%20Settings/hojer/Desktop/users/hojer/My%20Documents/MattiasA/Privat/EM2004/Annat/UEFA-Mattias.xls'#$General_MA.$J$14];['file:///fa1a7fdf1d0a97a5/Dokument/Macintosh%20HD%20C/Documents%20and%20Settings/hojer/Desktop/users/hojer/My%20Documents/MattiasA/Privat/EM2004/Annat/UEFA-Mattias.xls'#$General_MA.$J$22]"/>
          <table:named-expression table:name="MA_B2_against" table:base-cell-address="$Formulär.$A$1" table:expression="['file:///fa1a7fdf1d0a97a5/Dokument/Macintosh%20HD%20C/Documents%20and%20Settings/hojer/Desktop/users/hojer/My%20Documents/MattiasA/Privat/EM2004/Annat/UEFA-Mattias.xls'#$General_MA.$I$6];['file:///fa1a7fdf1d0a97a5/Dokument/Macintosh%20HD%20C/Documents%20and%20Settings/hojer/Desktop/users/hojer/My%20Documents/MattiasA/Privat/EM2004/Annat/UEFA-Mattias.xls'#$General_MA.$J$13];['file:///fa1a7fdf1d0a97a5/Dokument/Macintosh%20HD%20C/Documents%20and%20Settings/hojer/Desktop/users/hojer/My%20Documents/MattiasA/Privat/EM2004/Annat/UEFA-Mattias.xls'#$General_MA.$I$21]"/>
          <table:named-expression table:name="MA_B2_Pld" table:base-cell-address="$Formulär.$A$1" table:expression="['file:///fa1a7fdf1d0a97a5/Dokument/Macintosh%20HD%20C/Documents%20and%20Settings/hojer/Desktop/users/hojer/My%20Documents/MattiasA/Privat/EM2004/Annat/UEFA-Mattias.xls'#$General_MA.$J$6];['file:///fa1a7fdf1d0a97a5/Dokument/Macintosh%20HD%20C/Documents%20and%20Settings/hojer/Desktop/users/hojer/My%20Documents/MattiasA/Privat/EM2004/Annat/UEFA-Mattias.xls'#$General_MA.$I$13];['file:///fa1a7fdf1d0a97a5/Dokument/Macintosh%20HD%20C/Documents%20and%20Settings/hojer/Desktop/users/hojer/My%20Documents/MattiasA/Privat/EM2004/Annat/UEFA-Mattias.xls'#$General_MA.$J$21]"/>
          <table:named-expression table:name="MA_B3_against" table:base-cell-address="$Formulär.$A$1" table:expression="['file:///fa1a7fdf1d0a97a5/Dokument/Macintosh%20HD%20C/Documents%20and%20Settings/hojer/Desktop/users/hojer/My%20Documents/MattiasA/Privat/EM2004/Annat/UEFA-Mattias.xls'#$General_MA.$J$5];['file:///fa1a7fdf1d0a97a5/Dokument/Macintosh%20HD%20C/Documents%20and%20Settings/hojer/Desktop/users/hojer/My%20Documents/MattiasA/Privat/EM2004/Annat/UEFA-Mattias.xls'#$General_MA.$I$13];['file:///fa1a7fdf1d0a97a5/Dokument/Macintosh%20HD%20C/Documents%20and%20Settings/hojer/Desktop/users/hojer/My%20Documents/MattiasA/Privat/EM2004/Annat/UEFA-Mattias.xls'#$General_MA.$J$22]"/>
          <table:named-expression table:name="MA_B3_Pld" table:base-cell-address="$Formulär.$A$1" table:expression="['file:///fa1a7fdf1d0a97a5/Dokument/Macintosh%20HD%20C/Documents%20and%20Settings/hojer/Desktop/users/hojer/My%20Documents/MattiasA/Privat/EM2004/Annat/UEFA-Mattias.xls'#$General_MA.$I$5];['file:///fa1a7fdf1d0a97a5/Dokument/Macintosh%20HD%20C/Documents%20and%20Settings/hojer/Desktop/users/hojer/My%20Documents/MattiasA/Privat/EM2004/Annat/UEFA-Mattias.xls'#$General_MA.$J$13];['file:///fa1a7fdf1d0a97a5/Dokument/Macintosh%20HD%20C/Documents%20and%20Settings/hojer/Desktop/users/hojer/My%20Documents/MattiasA/Privat/EM2004/Annat/UEFA-Mattias.xls'#$General_MA.$I$22]"/>
          <table:named-expression table:name="MA_B4_against" table:base-cell-address="$Formulär.$A$1" table:expression="['file:///fa1a7fdf1d0a97a5/Dokument/Macintosh%20HD%20C/Documents%20and%20Settings/hojer/Desktop/users/hojer/My%20Documents/MattiasA/Privat/EM2004/Annat/UEFA-Mattias.xls'#$General_MA.$I$5];['file:///fa1a7fdf1d0a97a5/Dokument/Macintosh%20HD%20C/Documents%20and%20Settings/hojer/Desktop/users/hojer/My%20Documents/MattiasA/Privat/EM2004/Annat/UEFA-Mattias.xls'#$General_MA.$J$14];['file:///fa1a7fdf1d0a97a5/Dokument/Macintosh%20HD%20C/Documents%20and%20Settings/hojer/Desktop/users/hojer/My%20Documents/MattiasA/Privat/EM2004/Annat/UEFA-Mattias.xls'#$General_MA.$J$21]"/>
          <table:named-expression table:name="MA_B4_Pld" table:base-cell-address="$Formulär.$A$1" table:expression="['file:///fa1a7fdf1d0a97a5/Dokument/Macintosh%20HD%20C/Documents%20and%20Settings/hojer/Desktop/users/hojer/My%20Documents/MattiasA/Privat/EM2004/Annat/UEFA-Mattias.xls'#$General_MA.$J$5];['file:///fa1a7fdf1d0a97a5/Dokument/Macintosh%20HD%20C/Documents%20and%20Settings/hojer/Desktop/users/hojer/My%20Documents/MattiasA/Privat/EM2004/Annat/UEFA-Mattias.xls'#$General_MA.$I$14];['file:///fa1a7fdf1d0a97a5/Dokument/Macintosh%20HD%20C/Documents%20and%20Settings/hojer/Desktop/users/hojer/My%20Documents/MattiasA/Privat/EM2004/Annat/UEFA-Mattias.xls'#$General_MA.$I$21]"/>
          <table:named-expression table:name="MA_C_1_against" table:base-cell-address="$Formulär.$A$1" table:expression="['file:///fa1a7fdf1d0a97a5/Dokument/Macintosh%20HD%20C/Documents%20and%20Settings/hojer/Desktop/users/hojer/My%20Documents/MattiasA/Privat/EM2004/Annat/UEFA-Mattias.xls'#$General_MA.$J$8];['file:///fa1a7fdf1d0a97a5/Dokument/Macintosh%20HD%20C/Documents%20and%20Settings/hojer/Desktop/users/hojer/My%20Documents/MattiasA/Privat/EM2004/Annat/UEFA-Mattias.xls'#$General_MA.$I$16];['file:///fa1a7fdf1d0a97a5/Dokument/Macintosh%20HD%20C/Documents%20and%20Settings/hojer/Desktop/users/hojer/My%20Documents/MattiasA/Privat/EM2004/Annat/UEFA-Mattias.xls'#$General_MA.$I$24]"/>
          <table:named-expression table:name="MA_C_1_Pld" table:base-cell-address="$Formulär.$A$1" table:expression="['file:///fa1a7fdf1d0a97a5/Dokument/Macintosh%20HD%20C/Documents%20and%20Settings/hojer/Desktop/users/hojer/My%20Documents/MattiasA/Privat/EM2004/Annat/UEFA-Mattias.xls'#$General_MA.$I$8];['file:///fa1a7fdf1d0a97a5/Dokument/Macintosh%20HD%20C/Documents%20and%20Settings/hojer/Desktop/users/hojer/My%20Documents/MattiasA/Privat/EM2004/Annat/UEFA-Mattias.xls'#$General_MA.$J$16];['file:///fa1a7fdf1d0a97a5/Dokument/Macintosh%20HD%20C/Documents%20and%20Settings/hojer/Desktop/users/hojer/My%20Documents/MattiasA/Privat/EM2004/Annat/UEFA-Mattias.xls'#$General_MA.$J$24]"/>
          <table:named-expression table:name="MA_C_2_against" table:base-cell-address="$Formulär.$A$1" table:expression="['file:///fa1a7fdf1d0a97a5/Dokument/Macintosh%20HD%20C/Documents%20and%20Settings/hojer/Desktop/users/hojer/My%20Documents/MattiasA/Privat/EM2004/Annat/UEFA-Mattias.xls'#$General_MA.$I$8];['file:///fa1a7fdf1d0a97a5/Dokument/Macintosh%20HD%20C/Documents%20and%20Settings/hojer/Desktop/users/hojer/My%20Documents/MattiasA/Privat/EM2004/Annat/UEFA-Mattias.xls'#$General_MA.$J$15];['file:///fa1a7fdf1d0a97a5/Dokument/Macintosh%20HD%20C/Documents%20and%20Settings/hojer/Desktop/users/hojer/My%20Documents/MattiasA/Privat/EM2004/Annat/UEFA-Mattias.xls'#$General_MA.$I$23]"/>
          <table:named-expression table:name="MA_C_2_Pld" table:base-cell-address="$Formulär.$A$1" table:expression="['file:///fa1a7fdf1d0a97a5/Dokument/Macintosh%20HD%20C/Documents%20and%20Settings/hojer/Desktop/users/hojer/My%20Documents/MattiasA/Privat/EM2004/Annat/UEFA-Mattias.xls'#$General_MA.$J$8];['file:///fa1a7fdf1d0a97a5/Dokument/Macintosh%20HD%20C/Documents%20and%20Settings/hojer/Desktop/users/hojer/My%20Documents/MattiasA/Privat/EM2004/Annat/UEFA-Mattias.xls'#$General_MA.$I$15];['file:///fa1a7fdf1d0a97a5/Dokument/Macintosh%20HD%20C/Documents%20and%20Settings/hojer/Desktop/users/hojer/My%20Documents/MattiasA/Privat/EM2004/Annat/UEFA-Mattias.xls'#$General_MA.$J$23]"/>
          <table:named-expression table:name="MA_C_3_against" table:base-cell-address="$Formulär.$A$1" table:expression="['file:///fa1a7fdf1d0a97a5/Dokument/Macintosh%20HD%20C/Documents%20and%20Settings/hojer/Desktop/users/hojer/My%20Documents/MattiasA/Privat/EM2004/Annat/UEFA-Mattias.xls'#$General_MA.$J$7];['file:///fa1a7fdf1d0a97a5/Dokument/Macintosh%20HD%20C/Documents%20and%20Settings/hojer/Desktop/users/hojer/My%20Documents/MattiasA/Privat/EM2004/Annat/UEFA-Mattias.xls'#$General_MA.$I$15];['file:///fa1a7fdf1d0a97a5/Dokument/Macintosh%20HD%20C/Documents%20and%20Settings/hojer/Desktop/users/hojer/My%20Documents/MattiasA/Privat/EM2004/Annat/UEFA-Mattias.xls'#$General_MA.$J$24]"/>
          <table:named-expression table:name="MA_C_3_Pld" table:base-cell-address="$Formulär.$A$1" table:expression="['file:///fa1a7fdf1d0a97a5/Dokument/Macintosh%20HD%20C/Documents%20and%20Settings/hojer/Desktop/users/hojer/My%20Documents/MattiasA/Privat/EM2004/Annat/UEFA-Mattias.xls'#$General_MA.$I$7];['file:///fa1a7fdf1d0a97a5/Dokument/Macintosh%20HD%20C/Documents%20and%20Settings/hojer/Desktop/users/hojer/My%20Documents/MattiasA/Privat/EM2004/Annat/UEFA-Mattias.xls'#$General_MA.$J$15];['file:///fa1a7fdf1d0a97a5/Dokument/Macintosh%20HD%20C/Documents%20and%20Settings/hojer/Desktop/users/hojer/My%20Documents/MattiasA/Privat/EM2004/Annat/UEFA-Mattias.xls'#$General_MA.$I$24]"/>
          <table:named-expression table:name="MA_C_4_against" table:base-cell-address="$Formulär.$A$1" table:expression="['file:///fa1a7fdf1d0a97a5/Dokument/Macintosh%20HD%20C/Documents%20and%20Settings/hojer/Desktop/users/hojer/My%20Documents/MattiasA/Privat/EM2004/Annat/UEFA-Mattias.xls'#$General_MA.$I$7];['file:///fa1a7fdf1d0a97a5/Dokument/Macintosh%20HD%20C/Documents%20and%20Settings/hojer/Desktop/users/hojer/My%20Documents/MattiasA/Privat/EM2004/Annat/UEFA-Mattias.xls'#$General_MA.$J$16];['file:///fa1a7fdf1d0a97a5/Dokument/Macintosh%20HD%20C/Documents%20and%20Settings/hojer/Desktop/users/hojer/My%20Documents/MattiasA/Privat/EM2004/Annat/UEFA-Mattias.xls'#$General_MA.$J$23]"/>
          <table:named-expression table:name="MA_C_4_Pld" table:base-cell-address="$Formulär.$A$1" table:expression="['file:///fa1a7fdf1d0a97a5/Dokument/Macintosh%20HD%20C/Documents%20and%20Settings/hojer/Desktop/users/hojer/My%20Documents/MattiasA/Privat/EM2004/Annat/UEFA-Mattias.xls'#$General_MA.$J$7];['file:///fa1a7fdf1d0a97a5/Dokument/Macintosh%20HD%20C/Documents%20and%20Settings/hojer/Desktop/users/hojer/My%20Documents/MattiasA/Privat/EM2004/Annat/UEFA-Mattias.xls'#$General_MA.$I$16];['file:///fa1a7fdf1d0a97a5/Dokument/Macintosh%20HD%20C/Documents%20and%20Settings/hojer/Desktop/users/hojer/My%20Documents/MattiasA/Privat/EM2004/Annat/UEFA-Mattias.xls'#$General_MA.$I$23]"/>
          <table:named-expression table:name="MA_D1_against" table:base-cell-address="$Formulär.$A$1" table:expression="['file:///fa1a7fdf1d0a97a5/Dokument/Macintosh%20HD%20C/Documents%20and%20Settings/hojer/Desktop/users/hojer/My%20Documents/MattiasA/Privat/EM2004/Annat/UEFA-Mattias.xls'#$General_MA.$J$9];['file:///fa1a7fdf1d0a97a5/Dokument/Macintosh%20HD%20C/Documents%20and%20Settings/hojer/Desktop/users/hojer/My%20Documents/MattiasA/Privat/EM2004/Annat/UEFA-Mattias.xls'#$General_MA.$I$18];['file:///fa1a7fdf1d0a97a5/Dokument/Macintosh%20HD%20C/Documents%20and%20Settings/hojer/Desktop/users/hojer/My%20Documents/MattiasA/Privat/EM2004/Annat/UEFA-Mattias.xls'#$General_MA.$I$26]"/>
          <table:named-expression table:name="MA_D1_Pld" table:base-cell-address="$Formulär.$A$1" table:expression="['file:///fa1a7fdf1d0a97a5/Dokument/Macintosh%20HD%20C/Documents%20and%20Settings/hojer/Desktop/users/hojer/My%20Documents/MattiasA/Privat/EM2004/Annat/UEFA-Mattias.xls'#$General_MA.$I$9];['file:///fa1a7fdf1d0a97a5/Dokument/Macintosh%20HD%20C/Documents%20and%20Settings/hojer/Desktop/users/hojer/My%20Documents/MattiasA/Privat/EM2004/Annat/UEFA-Mattias.xls'#$General_MA.$J$18];['file:///fa1a7fdf1d0a97a5/Dokument/Macintosh%20HD%20C/Documents%20and%20Settings/hojer/Desktop/users/hojer/My%20Documents/MattiasA/Privat/EM2004/Annat/UEFA-Mattias.xls'#$General_MA.$J$26]"/>
          <table:named-expression table:name="MA_D2_against" table:base-cell-address="$Formulär.$A$1" table:expression="['file:///fa1a7fdf1d0a97a5/Dokument/Macintosh%20HD%20C/Documents%20and%20Settings/hojer/Desktop/users/hojer/My%20Documents/MattiasA/Privat/EM2004/Annat/UEFA-Mattias.xls'#$General_MA.$I$9];['file:///fa1a7fdf1d0a97a5/Dokument/Macintosh%20HD%20C/Documents%20and%20Settings/hojer/Desktop/users/hojer/My%20Documents/MattiasA/Privat/EM2004/Annat/UEFA-Mattias.xls'#$General_MA.$J$17];['file:///fa1a7fdf1d0a97a5/Dokument/Macintosh%20HD%20C/Documents%20and%20Settings/hojer/Desktop/users/hojer/My%20Documents/MattiasA/Privat/EM2004/Annat/UEFA-Mattias.xls'#$General_MA.$I$25]"/>
          <table:named-expression table:name="MA_D2_Pld" table:base-cell-address="$Formulär.$A$1" table:expression="['file:///fa1a7fdf1d0a97a5/Dokument/Macintosh%20HD%20C/Documents%20and%20Settings/hojer/Desktop/users/hojer/My%20Documents/MattiasA/Privat/EM2004/Annat/UEFA-Mattias.xls'#$General_MA.$J$9];['file:///fa1a7fdf1d0a97a5/Dokument/Macintosh%20HD%20C/Documents%20and%20Settings/hojer/Desktop/users/hojer/My%20Documents/MattiasA/Privat/EM2004/Annat/UEFA-Mattias.xls'#$General_MA.$I$17];['file:///fa1a7fdf1d0a97a5/Dokument/Macintosh%20HD%20C/Documents%20and%20Settings/hojer/Desktop/users/hojer/My%20Documents/MattiasA/Privat/EM2004/Annat/UEFA-Mattias.xls'#$General_MA.$J$25]"/>
          <table:named-expression table:name="MA_D3_against" table:base-cell-address="$Formulär.$A$1" table:expression="['file:///fa1a7fdf1d0a97a5/Dokument/Macintosh%20HD%20C/Documents%20and%20Settings/hojer/Desktop/users/hojer/My%20Documents/MattiasA/Privat/EM2004/Annat/UEFA-Mattias.xls'#$General_MA.$J$10];['file:///fa1a7fdf1d0a97a5/Dokument/Macintosh%20HD%20C/Documents%20and%20Settings/hojer/Desktop/users/hojer/My%20Documents/MattiasA/Privat/EM2004/Annat/UEFA-Mattias.xls'#$General_MA.$I$17];['file:///fa1a7fdf1d0a97a5/Dokument/Macintosh%20HD%20C/Documents%20and%20Settings/hojer/Desktop/users/hojer/My%20Documents/MattiasA/Privat/EM2004/Annat/UEFA-Mattias.xls'#$General_MA.$J$26]"/>
          <table:named-expression table:name="MA_D3_Pld" table:base-cell-address="$Formulär.$A$1" table:expression="['file:///fa1a7fdf1d0a97a5/Dokument/Macintosh%20HD%20C/Documents%20and%20Settings/hojer/Desktop/users/hojer/My%20Documents/MattiasA/Privat/EM2004/Annat/UEFA-Mattias.xls'#$General_MA.$I$10];['file:///fa1a7fdf1d0a97a5/Dokument/Macintosh%20HD%20C/Documents%20and%20Settings/hojer/Desktop/users/hojer/My%20Documents/MattiasA/Privat/EM2004/Annat/UEFA-Mattias.xls'#$General_MA.$J$17];['file:///fa1a7fdf1d0a97a5/Dokument/Macintosh%20HD%20C/Documents%20and%20Settings/hojer/Desktop/users/hojer/My%20Documents/MattiasA/Privat/EM2004/Annat/UEFA-Mattias.xls'#$General_MA.$I$26]"/>
          <table:named-expression table:name="MA_D4_against" table:base-cell-address="$Formulär.$A$1" table:expression="['file:///fa1a7fdf1d0a97a5/Dokument/Macintosh%20HD%20C/Documents%20and%20Settings/hojer/Desktop/users/hojer/My%20Documents/MattiasA/Privat/EM2004/Annat/UEFA-Mattias.xls'#$General_MA.$I$10];['file:///fa1a7fdf1d0a97a5/Dokument/Macintosh%20HD%20C/Documents%20and%20Settings/hojer/Desktop/users/hojer/My%20Documents/MattiasA/Privat/EM2004/Annat/UEFA-Mattias.xls'#$General_MA.$J$18];['file:///fa1a7fdf1d0a97a5/Dokument/Macintosh%20HD%20C/Documents%20and%20Settings/hojer/Desktop/users/hojer/My%20Documents/MattiasA/Privat/EM2004/Annat/UEFA-Mattias.xls'#$General_MA.$J$25]"/>
          <table:named-expression table:name="MA_D4_Pld" table:base-cell-address="$Formulär.$A$1" table:expression="['file:///fa1a7fdf1d0a97a5/Dokument/Macintosh%20HD%20C/Documents%20and%20Settings/hojer/Desktop/users/hojer/My%20Documents/MattiasA/Privat/EM2004/Annat/UEFA-Mattias.xls'#$General_MA.$J$10];['file:///fa1a7fdf1d0a97a5/Dokument/Macintosh%20HD%20C/Documents%20and%20Settings/hojer/Desktop/users/hojer/My%20Documents/MattiasA/Privat/EM2004/Annat/UEFA-Mattias.xls'#$General_MA.$I$18];['file:///fa1a7fdf1d0a97a5/Dokument/Macintosh%20HD%20C/Documents%20and%20Settings/hojer/Desktop/users/hojer/My%20Documents/MattiasA/Privat/EM2004/Annat/UEFA-Mattias.xls'#$General_MA.$I$25]"/>
        </table:named-expressions>
      </table:table>
      <table:named-expressions>
        <table:named-expression table:name="A1_against" table:base-cell-address="$Formulär.$A$1" table:expression="#REF!,#REF!,#REF!"/>
        <table:named-expression table:name="A1_Pld" table:base-cell-address="$Formulär.$A$1" table:expression="#REF!,#REF!,#REF!"/>
        <table:named-expression table:name="A2_against" table:base-cell-address="$Formulär.$A$1" table:expression="#REF!,#REF!,#REF!"/>
        <table:named-expression table:name="A2_Pld" table:base-cell-address="$Formulär.$A$1" table:expression="#REF!,#REF!,#REF!"/>
        <table:named-expression table:name="A3_against" table:base-cell-address="$Formulär.$A$1" table:expression="#REF!,#REF!,#REF!"/>
        <table:named-expression table:name="A3_Pld" table:base-cell-address="$Formulär.$A$1" table:expression="#REF!,#REF!,#REF!"/>
        <table:named-expression table:name="A4_against" table:base-cell-address="$Formulär.$A$1" table:expression="#REF!,#REF!,#REF!"/>
        <table:named-expression table:name="A4_Pld" table:base-cell-address="$Formulär.$A$1" table:expression="#REF!,#REF!,#REF!"/>
        <table:named-expression table:name="B1_against" table:base-cell-address="$Formulär.$A$1" table:expression="#REF!,#REF!,#REF!"/>
        <table:named-expression table:name="B1_Pld" table:base-cell-address="$Formulär.$A$1" table:expression="#REF!,#REF!,#REF!"/>
        <table:named-expression table:name="B2_against" table:base-cell-address="$Formulär.$A$1" table:expression="#REF!,#REF!,#REF!"/>
        <table:named-expression table:name="B2_Pld" table:base-cell-address="$Formulär.$A$1" table:expression="#REF!,#REF!,#REF!"/>
        <table:named-expression table:name="B3_against" table:base-cell-address="$Formulär.$A$1" table:expression="#REF!,#REF!,#REF!"/>
        <table:named-expression table:name="B3_Pld" table:base-cell-address="$Formulär.$A$1" table:expression="#REF!,#REF!,#REF!"/>
        <table:named-expression table:name="B4_against" table:base-cell-address="$Formulär.$A$1" table:expression="#REF!,#REF!,#REF!"/>
        <table:named-expression table:name="B4_Pld" table:base-cell-address="$Formulär.$A$1" table:expression="#REF!,#REF!,#REF!"/>
        <table:named-expression table:name="C_1_against" table:base-cell-address="$Formulär.$A$1" table:expression="#REF!,#REF!,#REF!"/>
        <table:named-expression table:name="C_1_Pld" table:base-cell-address="$Formulär.$A$1" table:expression="#REF!,#REF!,#REF!"/>
        <table:named-expression table:name="C_2_against" table:base-cell-address="$Formulär.$A$1" table:expression="#REF!,#REF!,#REF!"/>
        <table:named-expression table:name="C_2_Pld" table:base-cell-address="$Formulär.$A$1" table:expression="#REF!,#REF!,#REF!"/>
        <table:named-expression table:name="C_3_against" table:base-cell-address="$Formulär.$A$1" table:expression="#REF!,#REF!,#REF!"/>
        <table:named-expression table:name="C_3_Pld" table:base-cell-address="$Formulär.$A$1" table:expression="#REF!,#REF!,#REF!"/>
        <table:named-expression table:name="C_4_against" table:base-cell-address="$Formulär.$A$1" table:expression="#REF!,#REF!,#REF!"/>
        <table:named-expression table:name="C_4_Pld" table:base-cell-address="$Formulär.$A$1" table:expression="#REF!,#REF!,#REF!"/>
        <table:named-expression table:name="CC4_Pld" table:base-cell-address="$Formulär.$A$1" table:expression="#REF!,#REF!,#REF!"/>
        <table:named-expression table:name="D1_against" table:base-cell-address="$Formulär.$A$1" table:expression="#REF!,#REF!,#REF!"/>
        <table:named-expression table:name="D1_Pld" table:base-cell-address="$Formulär.$A$1" table:expression="#REF!,#REF!,#REF!"/>
        <table:named-expression table:name="D2_against" table:base-cell-address="$Formulär.$A$1" table:expression="#REF!,#REF!,#REF!"/>
        <table:named-expression table:name="D2_Pld" table:base-cell-address="$Formulär.$A$1" table:expression="#REF!,#REF!,#REF!"/>
        <table:named-expression table:name="D3_against" table:base-cell-address="$Formulär.$A$1" table:expression="#REF!,#REF!,#REF!"/>
        <table:named-expression table:name="D3_Pld" table:base-cell-address="$Formulär.$A$1" table:expression="#REF!,#REF!,#REF!"/>
        <table:named-expression table:name="D4_against" table:base-cell-address="$Formulär.$A$1" table:expression="#REF!,#REF!,#REF!"/>
        <table:named-expression table:name="D4_Pld" table:base-cell-address="$Formulär.$A$1" table:expression="#REF!,#REF!,#REF!"/>
        <table:named-expression table:name="MA_A1_against" table:base-cell-address="$Formulär.$A$1" table:expression="['file:///C:/Documents%20and%20Settings/hojer/Desktop/users/hojer/My%20Documents/MattiasA/Privat/EM2004/Annat/UEFA-Mattias.xls'#$General_MA.$J$3];['file:///C:/Documents%20and%20Settings/hojer/Desktop/users/hojer/My%20Documents/MattiasA/Privat/EM2004/Annat/UEFA-Mattias.xls'#$General_MA.$I$12];['file:///C:/Documents%20and%20Settings/hojer/Desktop/users/hojer/My%20Documents/MattiasA/Privat/EM2004/Annat/UEFA-Mattias.xls'#$General_MA.$I$20]"/>
        <table:named-expression table:name="MA_A1_Pld" table:base-cell-address="$Formulär.$A$1" table:expression="['file:///C:/Documents%20and%20Settings/hojer/Desktop/users/hojer/My%20Documents/MattiasA/Privat/EM2004/Annat/UEFA-Mattias.xls'#$General_MA.$I$3];['file:///C:/Documents%20and%20Settings/hojer/Desktop/users/hojer/My%20Documents/MattiasA/Privat/EM2004/Annat/UEFA-Mattias.xls'#$General_MA.$J$12];['file:///C:/Documents%20and%20Settings/hojer/Desktop/users/hojer/My%20Documents/MattiasA/Privat/EM2004/Annat/UEFA-Mattias.xls'#$General_MA.$J$20]"/>
        <table:named-expression table:name="MA_A2_against" table:base-cell-address="$Formulär.$A$1" table:expression="['file:///C:/Documents%20and%20Settings/hojer/Desktop/users/hojer/My%20Documents/MattiasA/Privat/EM2004/Annat/UEFA-Mattias.xls'#$General_MA.$I$3];['file:///C:/Documents%20and%20Settings/hojer/Desktop/users/hojer/My%20Documents/MattiasA/Privat/EM2004/Annat/UEFA-Mattias.xls'#$General_MA.$J$11];['file:///C:/Documents%20and%20Settings/hojer/Desktop/users/hojer/My%20Documents/MattiasA/Privat/EM2004/Annat/UEFA-Mattias.xls'#$General_MA.$I$19]"/>
        <table:named-expression table:name="MA_A2_Pld" table:base-cell-address="$Formulär.$A$1" table:expression="['file:///C:/Documents%20and%20Settings/hojer/Desktop/users/hojer/My%20Documents/MattiasA/Privat/EM2004/Annat/UEFA-Mattias.xls'#$General_MA.$J$3];['file:///C:/Documents%20and%20Settings/hojer/Desktop/users/hojer/My%20Documents/MattiasA/Privat/EM2004/Annat/UEFA-Mattias.xls'#$General_MA.$I$11];['file:///C:/Documents%20and%20Settings/hojer/Desktop/users/hojer/My%20Documents/MattiasA/Privat/EM2004/Annat/UEFA-Mattias.xls'#$General_MA.$J$19]"/>
        <table:named-expression table:name="MA_A3_against" table:base-cell-address="$Formulär.$A$1" table:expression="['file:///C:/Documents%20and%20Settings/hojer/Desktop/users/hojer/My%20Documents/MattiasA/Privat/EM2004/Annat/UEFA-Mattias.xls'#$General_MA.$J$4];['file:///C:/Documents%20and%20Settings/hojer/Desktop/users/hojer/My%20Documents/MattiasA/Privat/EM2004/Annat/UEFA-Mattias.xls'#$General_MA.$I$11];['file:///C:/Documents%20and%20Settings/hojer/Desktop/users/hojer/My%20Documents/MattiasA/Privat/EM2004/Annat/UEFA-Mattias.xls'#$General_MA.$J$20]"/>
        <table:named-expression table:name="MA_A3_Pld" table:base-cell-address="$Formulär.$A$1" table:expression="['file:///C:/Documents%20and%20Settings/hojer/Desktop/users/hojer/My%20Documents/MattiasA/Privat/EM2004/Annat/UEFA-Mattias.xls'#$General_MA.$I$4];['file:///C:/Documents%20and%20Settings/hojer/Desktop/users/hojer/My%20Documents/MattiasA/Privat/EM2004/Annat/UEFA-Mattias.xls'#$General_MA.$J$11];['file:///C:/Documents%20and%20Settings/hojer/Desktop/users/hojer/My%20Documents/MattiasA/Privat/EM2004/Annat/UEFA-Mattias.xls'#$General_MA.$I$20]"/>
        <table:named-expression table:name="MA_A4_against" table:base-cell-address="$Formulär.$A$1" table:expression="['file:///C:/Documents%20and%20Settings/hojer/Desktop/users/hojer/My%20Documents/MattiasA/Privat/EM2004/Annat/UEFA-Mattias.xls'#$General_MA.$I$4];['file:///C:/Documents%20and%20Settings/hojer/Desktop/users/hojer/My%20Documents/MattiasA/Privat/EM2004/Annat/UEFA-Mattias.xls'#$General_MA.$J$12];['file:///C:/Documents%20and%20Settings/hojer/Desktop/users/hojer/My%20Documents/MattiasA/Privat/EM2004/Annat/UEFA-Mattias.xls'#$General_MA.$J$19]"/>
        <table:named-expression table:name="MA_A4_Pld" table:base-cell-address="$Formulär.$A$1" table:expression="['file:///C:/Documents%20and%20Settings/hojer/Desktop/users/hojer/My%20Documents/MattiasA/Privat/EM2004/Annat/UEFA-Mattias.xls'#$General_MA.$I$12];['file:///C:/Documents%20and%20Settings/hojer/Desktop/users/hojer/My%20Documents/MattiasA/Privat/EM2004/Annat/UEFA-Mattias.xls'#$General_MA.$J$4];['file:///C:/Documents%20and%20Settings/hojer/Desktop/users/hojer/My%20Documents/MattiasA/Privat/EM2004/Annat/UEFA-Mattias.xls'#$General_MA.$I$19]"/>
        <table:named-expression table:name="MA_B1_against" table:base-cell-address="$Formulär.$A$1" table:expression="['file:///C:/Documents%20and%20Settings/hojer/Desktop/users/hojer/My%20Documents/MattiasA/Privat/EM2004/Annat/UEFA-Mattias.xls'#$General_MA.$J$6];['file:///C:/Documents%20and%20Settings/hojer/Desktop/users/hojer/My%20Documents/MattiasA/Privat/EM2004/Annat/UEFA-Mattias.xls'#$General_MA.$I$14];['file:///C:/Documents%20and%20Settings/hojer/Desktop/users/hojer/My%20Documents/MattiasA/Privat/EM2004/Annat/UEFA-Mattias.xls'#$General_MA.$I$22]"/>
        <table:named-expression table:name="MA_B1_Pld" table:base-cell-address="$Formulär.$A$1" table:expression="['file:///C:/Documents%20and%20Settings/hojer/Desktop/users/hojer/My%20Documents/MattiasA/Privat/EM2004/Annat/UEFA-Mattias.xls'#$General_MA.$I$6];['file:///C:/Documents%20and%20Settings/hojer/Desktop/users/hojer/My%20Documents/MattiasA/Privat/EM2004/Annat/UEFA-Mattias.xls'#$General_MA.$J$14];['file:///C:/Documents%20and%20Settings/hojer/Desktop/users/hojer/My%20Documents/MattiasA/Privat/EM2004/Annat/UEFA-Mattias.xls'#$General_MA.$J$22]"/>
        <table:named-expression table:name="MA_B2_against" table:base-cell-address="$Formulär.$A$1" table:expression="['file:///C:/Documents%20and%20Settings/hojer/Desktop/users/hojer/My%20Documents/MattiasA/Privat/EM2004/Annat/UEFA-Mattias.xls'#$General_MA.$I$6];['file:///C:/Documents%20and%20Settings/hojer/Desktop/users/hojer/My%20Documents/MattiasA/Privat/EM2004/Annat/UEFA-Mattias.xls'#$General_MA.$J$13];['file:///C:/Documents%20and%20Settings/hojer/Desktop/users/hojer/My%20Documents/MattiasA/Privat/EM2004/Annat/UEFA-Mattias.xls'#$General_MA.$I$21]"/>
        <table:named-expression table:name="MA_B2_Pld" table:base-cell-address="$Formulär.$A$1" table:expression="['file:///C:/Documents%20and%20Settings/hojer/Desktop/users/hojer/My%20Documents/MattiasA/Privat/EM2004/Annat/UEFA-Mattias.xls'#$General_MA.$J$6];['file:///C:/Documents%20and%20Settings/hojer/Desktop/users/hojer/My%20Documents/MattiasA/Privat/EM2004/Annat/UEFA-Mattias.xls'#$General_MA.$I$13];['file:///C:/Documents%20and%20Settings/hojer/Desktop/users/hojer/My%20Documents/MattiasA/Privat/EM2004/Annat/UEFA-Mattias.xls'#$General_MA.$J$21]"/>
        <table:named-expression table:name="MA_B3_against" table:base-cell-address="$Formulär.$A$1" table:expression="['file:///C:/Documents%20and%20Settings/hojer/Desktop/users/hojer/My%20Documents/MattiasA/Privat/EM2004/Annat/UEFA-Mattias.xls'#$General_MA.$J$5];['file:///C:/Documents%20and%20Settings/hojer/Desktop/users/hojer/My%20Documents/MattiasA/Privat/EM2004/Annat/UEFA-Mattias.xls'#$General_MA.$I$13];['file:///C:/Documents%20and%20Settings/hojer/Desktop/users/hojer/My%20Documents/MattiasA/Privat/EM2004/Annat/UEFA-Mattias.xls'#$General_MA.$J$22]"/>
        <table:named-expression table:name="MA_B3_Pld" table:base-cell-address="$Formulär.$A$1" table:expression="['file:///C:/Documents%20and%20Settings/hojer/Desktop/users/hojer/My%20Documents/MattiasA/Privat/EM2004/Annat/UEFA-Mattias.xls'#$General_MA.$I$5];['file:///C:/Documents%20and%20Settings/hojer/Desktop/users/hojer/My%20Documents/MattiasA/Privat/EM2004/Annat/UEFA-Mattias.xls'#$General_MA.$J$13];['file:///C:/Documents%20and%20Settings/hojer/Desktop/users/hojer/My%20Documents/MattiasA/Privat/EM2004/Annat/UEFA-Mattias.xls'#$General_MA.$I$22]"/>
        <table:named-expression table:name="MA_B4_against" table:base-cell-address="$Formulär.$A$1" table:expression="['file:///C:/Documents%20and%20Settings/hojer/Desktop/users/hojer/My%20Documents/MattiasA/Privat/EM2004/Annat/UEFA-Mattias.xls'#$General_MA.$I$5];['file:///C:/Documents%20and%20Settings/hojer/Desktop/users/hojer/My%20Documents/MattiasA/Privat/EM2004/Annat/UEFA-Mattias.xls'#$General_MA.$J$14];['file:///C:/Documents%20and%20Settings/hojer/Desktop/users/hojer/My%20Documents/MattiasA/Privat/EM2004/Annat/UEFA-Mattias.xls'#$General_MA.$J$21]"/>
        <table:named-expression table:name="MA_B4_Pld" table:base-cell-address="$Formulär.$A$1" table:expression="['file:///C:/Documents%20and%20Settings/hojer/Desktop/users/hojer/My%20Documents/MattiasA/Privat/EM2004/Annat/UEFA-Mattias.xls'#$General_MA.$J$5];['file:///C:/Documents%20and%20Settings/hojer/Desktop/users/hojer/My%20Documents/MattiasA/Privat/EM2004/Annat/UEFA-Mattias.xls'#$General_MA.$I$14];['file:///C:/Documents%20and%20Settings/hojer/Desktop/users/hojer/My%20Documents/MattiasA/Privat/EM2004/Annat/UEFA-Mattias.xls'#$General_MA.$I$21]"/>
        <table:named-expression table:name="MA_C_1_against" table:base-cell-address="$Formulär.$A$1" table:expression="['file:///C:/Documents%20and%20Settings/hojer/Desktop/users/hojer/My%20Documents/MattiasA/Privat/EM2004/Annat/UEFA-Mattias.xls'#$General_MA.$J$8];['file:///C:/Documents%20and%20Settings/hojer/Desktop/users/hojer/My%20Documents/MattiasA/Privat/EM2004/Annat/UEFA-Mattias.xls'#$General_MA.$I$16];['file:///C:/Documents%20and%20Settings/hojer/Desktop/users/hojer/My%20Documents/MattiasA/Privat/EM2004/Annat/UEFA-Mattias.xls'#$General_MA.$I$24]"/>
        <table:named-expression table:name="MA_C_1_Pld" table:base-cell-address="$Formulär.$A$1" table:expression="['file:///C:/Documents%20and%20Settings/hojer/Desktop/users/hojer/My%20Documents/MattiasA/Privat/EM2004/Annat/UEFA-Mattias.xls'#$General_MA.$I$8];['file:///C:/Documents%20and%20Settings/hojer/Desktop/users/hojer/My%20Documents/MattiasA/Privat/EM2004/Annat/UEFA-Mattias.xls'#$General_MA.$J$16];['file:///C:/Documents%20and%20Settings/hojer/Desktop/users/hojer/My%20Documents/MattiasA/Privat/EM2004/Annat/UEFA-Mattias.xls'#$General_MA.$J$24]"/>
        <table:named-expression table:name="MA_C_2_against" table:base-cell-address="$Formulär.$A$1" table:expression="['file:///C:/Documents%20and%20Settings/hojer/Desktop/users/hojer/My%20Documents/MattiasA/Privat/EM2004/Annat/UEFA-Mattias.xls'#$General_MA.$I$8];['file:///C:/Documents%20and%20Settings/hojer/Desktop/users/hojer/My%20Documents/MattiasA/Privat/EM2004/Annat/UEFA-Mattias.xls'#$General_MA.$J$15];['file:///C:/Documents%20and%20Settings/hojer/Desktop/users/hojer/My%20Documents/MattiasA/Privat/EM2004/Annat/UEFA-Mattias.xls'#$General_MA.$I$23]"/>
        <table:named-expression table:name="MA_C_2_Pld" table:base-cell-address="$Formulär.$A$1" table:expression="['file:///C:/Documents%20and%20Settings/hojer/Desktop/users/hojer/My%20Documents/MattiasA/Privat/EM2004/Annat/UEFA-Mattias.xls'#$General_MA.$J$8];['file:///C:/Documents%20and%20Settings/hojer/Desktop/users/hojer/My%20Documents/MattiasA/Privat/EM2004/Annat/UEFA-Mattias.xls'#$General_MA.$I$15];['file:///C:/Documents%20and%20Settings/hojer/Desktop/users/hojer/My%20Documents/MattiasA/Privat/EM2004/Annat/UEFA-Mattias.xls'#$General_MA.$J$23]"/>
        <table:named-expression table:name="MA_C_3_against" table:base-cell-address="$Formulär.$A$1" table:expression="['file:///C:/Documents%20and%20Settings/hojer/Desktop/users/hojer/My%20Documents/MattiasA/Privat/EM2004/Annat/UEFA-Mattias.xls'#$General_MA.$J$7];['file:///C:/Documents%20and%20Settings/hojer/Desktop/users/hojer/My%20Documents/MattiasA/Privat/EM2004/Annat/UEFA-Mattias.xls'#$General_MA.$I$15];['file:///C:/Documents%20and%20Settings/hojer/Desktop/users/hojer/My%20Documents/MattiasA/Privat/EM2004/Annat/UEFA-Mattias.xls'#$General_MA.$J$24]"/>
        <table:named-expression table:name="MA_C_3_Pld" table:base-cell-address="$Formulär.$A$1" table:expression="['file:///C:/Documents%20and%20Settings/hojer/Desktop/users/hojer/My%20Documents/MattiasA/Privat/EM2004/Annat/UEFA-Mattias.xls'#$General_MA.$I$7];['file:///C:/Documents%20and%20Settings/hojer/Desktop/users/hojer/My%20Documents/MattiasA/Privat/EM2004/Annat/UEFA-Mattias.xls'#$General_MA.$J$15];['file:///C:/Documents%20and%20Settings/hojer/Desktop/users/hojer/My%20Documents/MattiasA/Privat/EM2004/Annat/UEFA-Mattias.xls'#$General_MA.$I$24]"/>
        <table:named-expression table:name="MA_C_4_against" table:base-cell-address="$Formulär.$A$1" table:expression="['file:///C:/Documents%20and%20Settings/hojer/Desktop/users/hojer/My%20Documents/MattiasA/Privat/EM2004/Annat/UEFA-Mattias.xls'#$General_MA.$I$7];['file:///C:/Documents%20and%20Settings/hojer/Desktop/users/hojer/My%20Documents/MattiasA/Privat/EM2004/Annat/UEFA-Mattias.xls'#$General_MA.$J$16];['file:///C:/Documents%20and%20Settings/hojer/Desktop/users/hojer/My%20Documents/MattiasA/Privat/EM2004/Annat/UEFA-Mattias.xls'#$General_MA.$J$23]"/>
        <table:named-expression table:name="MA_C_4_Pld" table:base-cell-address="$Formulär.$A$1" table:expression="['file:///C:/Documents%20and%20Settings/hojer/Desktop/users/hojer/My%20Documents/MattiasA/Privat/EM2004/Annat/UEFA-Mattias.xls'#$General_MA.$J$7];['file:///C:/Documents%20and%20Settings/hojer/Desktop/users/hojer/My%20Documents/MattiasA/Privat/EM2004/Annat/UEFA-Mattias.xls'#$General_MA.$I$16];['file:///C:/Documents%20and%20Settings/hojer/Desktop/users/hojer/My%20Documents/MattiasA/Privat/EM2004/Annat/UEFA-Mattias.xls'#$General_MA.$I$23]"/>
        <table:named-expression table:name="MA_D1_against" table:base-cell-address="$Formulär.$A$1" table:expression="['file:///C:/Documents%20and%20Settings/hojer/Desktop/users/hojer/My%20Documents/MattiasA/Privat/EM2004/Annat/UEFA-Mattias.xls'#$General_MA.$J$9];['file:///C:/Documents%20and%20Settings/hojer/Desktop/users/hojer/My%20Documents/MattiasA/Privat/EM2004/Annat/UEFA-Mattias.xls'#$General_MA.$I$18];['file:///C:/Documents%20and%20Settings/hojer/Desktop/users/hojer/My%20Documents/MattiasA/Privat/EM2004/Annat/UEFA-Mattias.xls'#$General_MA.$I$26]"/>
        <table:named-expression table:name="MA_D1_Pld" table:base-cell-address="$Formulär.$A$1" table:expression="['file:///C:/Documents%20and%20Settings/hojer/Desktop/users/hojer/My%20Documents/MattiasA/Privat/EM2004/Annat/UEFA-Mattias.xls'#$General_MA.$I$9];['file:///C:/Documents%20and%20Settings/hojer/Desktop/users/hojer/My%20Documents/MattiasA/Privat/EM2004/Annat/UEFA-Mattias.xls'#$General_MA.$J$18];['file:///C:/Documents%20and%20Settings/hojer/Desktop/users/hojer/My%20Documents/MattiasA/Privat/EM2004/Annat/UEFA-Mattias.xls'#$General_MA.$J$26]"/>
        <table:named-expression table:name="MA_D2_against" table:base-cell-address="$Formulär.$A$1" table:expression="['file:///C:/Documents%20and%20Settings/hojer/Desktop/users/hojer/My%20Documents/MattiasA/Privat/EM2004/Annat/UEFA-Mattias.xls'#$General_MA.$I$9];['file:///C:/Documents%20and%20Settings/hojer/Desktop/users/hojer/My%20Documents/MattiasA/Privat/EM2004/Annat/UEFA-Mattias.xls'#$General_MA.$J$17];['file:///C:/Documents%20and%20Settings/hojer/Desktop/users/hojer/My%20Documents/MattiasA/Privat/EM2004/Annat/UEFA-Mattias.xls'#$General_MA.$I$25]"/>
        <table:named-expression table:name="MA_D2_Pld" table:base-cell-address="$Formulär.$A$1" table:expression="['file:///C:/Documents%20and%20Settings/hojer/Desktop/users/hojer/My%20Documents/MattiasA/Privat/EM2004/Annat/UEFA-Mattias.xls'#$General_MA.$J$9];['file:///C:/Documents%20and%20Settings/hojer/Desktop/users/hojer/My%20Documents/MattiasA/Privat/EM2004/Annat/UEFA-Mattias.xls'#$General_MA.$I$17];['file:///C:/Documents%20and%20Settings/hojer/Desktop/users/hojer/My%20Documents/MattiasA/Privat/EM2004/Annat/UEFA-Mattias.xls'#$General_MA.$J$25]"/>
        <table:named-expression table:name="MA_D3_against" table:base-cell-address="$Formulär.$A$1" table:expression="['file:///C:/Documents%20and%20Settings/hojer/Desktop/users/hojer/My%20Documents/MattiasA/Privat/EM2004/Annat/UEFA-Mattias.xls'#$General_MA.$J$10];['file:///C:/Documents%20and%20Settings/hojer/Desktop/users/hojer/My%20Documents/MattiasA/Privat/EM2004/Annat/UEFA-Mattias.xls'#$General_MA.$I$17];['file:///C:/Documents%20and%20Settings/hojer/Desktop/users/hojer/My%20Documents/MattiasA/Privat/EM2004/Annat/UEFA-Mattias.xls'#$General_MA.$J$26]"/>
        <table:named-expression table:name="MA_D3_Pld" table:base-cell-address="$Formulär.$A$1" table:expression="['file:///C:/Documents%20and%20Settings/hojer/Desktop/users/hojer/My%20Documents/MattiasA/Privat/EM2004/Annat/UEFA-Mattias.xls'#$General_MA.$I$10];['file:///C:/Documents%20and%20Settings/hojer/Desktop/users/hojer/My%20Documents/MattiasA/Privat/EM2004/Annat/UEFA-Mattias.xls'#$General_MA.$J$17];['file:///C:/Documents%20and%20Settings/hojer/Desktop/users/hojer/My%20Documents/MattiasA/Privat/EM2004/Annat/UEFA-Mattias.xls'#$General_MA.$I$26]"/>
        <table:named-expression table:name="MA_D4_against" table:base-cell-address="$Formulär.$A$1" table:expression="['file:///C:/Documents%20and%20Settings/hojer/Desktop/users/hojer/My%20Documents/MattiasA/Privat/EM2004/Annat/UEFA-Mattias.xls'#$General_MA.$I$10];['file:///C:/Documents%20and%20Settings/hojer/Desktop/users/hojer/My%20Documents/MattiasA/Privat/EM2004/Annat/UEFA-Mattias.xls'#$General_MA.$J$18];['file:///C:/Documents%20and%20Settings/hojer/Desktop/users/hojer/My%20Documents/MattiasA/Privat/EM2004/Annat/UEFA-Mattias.xls'#$General_MA.$J$25]"/>
        <table:named-expression table:name="MA_D4_Pld" table:base-cell-address="$Formulär.$A$1" table:expression="['file:///C:/Documents%20and%20Settings/hojer/Desktop/users/hojer/My%20Documents/MattiasA/Privat/EM2004/Annat/UEFA-Mattias.xls'#$General_MA.$J$10];['file:///C:/Documents%20and%20Settings/hojer/Desktop/users/hojer/My%20Documents/MattiasA/Privat/EM2004/Annat/UEFA-Mattias.xls'#$General_MA.$I$18];['file:///C:/Documents%20and%20Settings/hojer/Desktop/users/hojer/My%20Documents/MattiasA/Privat/EM2004/Annat/UEFA-Mattias.xls'#$General_MA.$I$2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 style:font-pitch="variable"/>
    <style:font-face style:name="Calibri" svg:font-family="Calibri" style:font-pitch="variable"/>
    <style:font-face style:name="Helv" svg:font-family="Helv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imbus Roman No9 L" svg:font-family="'Nimbus Roman No9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day number:style="long"/>
      <number:text>/</number:text>
      <number:month number:textual="true"/>
    </number:date-style>
    <number:text-style style:name="N116">
      <number:text-content/>
      <style:map style:condition="value()&gt;=0" style:apply-style-name="N116P0"/>
    </number:text-style>
    <number:time-style style:name="N117P0" style:volatile="true">
      <number:hours number:style="long"/>
      <number:text>:</number:text>
      <number:minutes number:style="long"/>
    </number:time-style>
    <number:text-style style:name="N117">
      <number:text-content/>
      <style:map style:condition="value()&gt;=0" style:apply-style-name="N117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imbus Roman No9 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Normal_5f_World_20_Cup_20_2006" style:display-name="Normal_World Cup 200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onditionalStyle_5f_9" style:display-name="ConditionalStyle_9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8" style:display-name="ConditionalStyle_8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5902in" fo:margin-right="0.59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11/20/2022</text:date>, <text:time>15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ulär" style:display-name="PageStyle_Formulä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0T15:48:37</dc:date>
    <dc:creator>Filip Åslin</dc:creator>
    <meta:document-statistic meta:table-count="1" meta:cell-count="936" meta:object-count="0"/>
    <meta:generator>OpenOffice/4.1.7$Unix OpenOffice.org_project/417m1$Build-9800</meta:generator>
  </office:meta>
</office:document-meta>
</file>

<file path=Basic/Standard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Sub Modul1
Rem Sub Sortering()
Rem '
Rem ' Sortering Makro
Rem ' Makrot inspelat 2002-05-31 av Mattias Hšjer
Rem '
Rem 
Rem '
Rem     Range("j1:AR163").Select
Rem     Selection.Sort Key1:=Range("j8"), Order1:=xlDescending, Key2:=Range("j1") _
Rem         , Order2:=xlAscending, Key3:=Range("j2"), Order3:=xlAscending, Header:= _
Rem         xlGuess, OrderCustom:=1, MatchCase:=False, Orientation:=xlLeftToRight
Rem End Sub
End Sub
</script:module>
</file>

<file path=Basic/Standard/Modul2.xml><?xml version="1.0" encoding="utf-8"?>
<!DOCTYPE module  PUBLIC '-//OpenOffice.org//DTD OfficeDocument 1.0//EN'  'module.dtd'>
<script:module xmlns:script="http://openoffice.org/2000/script" script:name="Modul2" script:language="StarBasic" script:moduleType="normal">Rem Attribute VBA_ModuleType=VBAModule
Sub Modul2
Rem Sub Skapa_lista()
Rem '
Rem ' Skapa_lista Makro
Rem ' Makrot skapar en sorterad lista i bladet "StŠllning"
Rem '
Rem 
Rem '
Rem     Sheets("Resultat").Select
Rem     Range("J1:AU9").Select
Rem     ActiveWindow.ScrollColumn = 1
Rem     Selection.Copy
Rem     Sheets("StŠllning").Select
Rem     Range("C2").Select
Rem     Selection.PasteSpecial Paste:=xlValues, Operation:=xlNone, SkipBlanks:= _
Rem         False, Transpose:=True
Rem     Application.CutCopyMode = False
Rem     Selection.Sort Key1:=Range("j2"), Order1:=xlDescending, Header:=xlYes, _
Rem         OrderCustom:=1, MatchCase:=False, Orientation:=xlTopToBottom
Rem End Sub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1"/>
  <library:element library:name="Modul2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